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piled bandwidth" table:style-name="ta1">
        <table:shapes>
          <draw:frame draw:z-index="0" draw:style-name="gr1" draw:text-style-name="P1" svg:width="453.51pt" svg:height="255.09pt" svg:x="385.26pt" svg:y="14.12pt">
            <draw:object draw:notify-on-update-of-ranges="'Compiled bandwidth'.A3:'Compiled bandwidth'.A12 'Compiled bandwidth'.B2:'Compiled bandwidth'.B2 'Compiled bandwidth'.B3:'Compiled bandwidth'.B12 'Compiled bandwidth'.C2:'Compiled bandwidth'.C2 'Compiled bandwidth'.C3:'Compiled bandwidth'.C12 'Compiled bandwidth'.D2:'Compiled bandwidth'.D2 'Compiled bandwidth'.D3:'Compiled bandwidth'.D12 'Compiled bandwidth'.E2:'Compiled bandwidth'.E2 'Compiled bandwidth'.E3:'Compiled bandwidth'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85.23pt" svg:y="295pt">
            <draw:object draw:notify-on-update-of-ranges="'Compiled bandwidth'.A25:'Compiled bandwidth'.A34 'Compiled bandwidth'.B24:'Compiled bandwidth'.B24 'Compiled bandwidth'.B25:'Compiled bandwidth'.B34 'Compiled bandwidth'.C24:'Compiled bandwidth'.C24 'Compiled bandwidth'.C25:'Compiled bandwidth'.C34 'Compiled bandwidth'.D24:'Compiled bandwidth'.D24 'Compiled bandwidth'.D25:'Compiled bandwidth'.D34 'Compiled bandwidth'.E24:'Compiled bandwidth'.E24 'Compiled bandwidth'.E25:'Compiled bandwidth'.E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easured bandwidth across all approaches, with del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HFP</text:p>
          </table:table-cell>
          <table:table-cell office:value-type="string" calcext:value-type="string">
            <text:p>PCAP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245927945387" calcext:value-type="float">
            <text:p>14.245927945387</text:p>
          </table:table-cell>
          <table:table-cell office:value-type="float" office:value="14.813301069589" calcext:value-type="float">
            <text:p>14.813301069589</text:p>
          </table:table-cell>
          <table:table-cell office:value-type="float" office:value="10.441486918792" calcext:value-type="float">
            <text:p>10.441486918792</text:p>
          </table:table-cell>
          <table:table-cell office:value-type="float" office:value="1.469225925531" calcext:value-type="float">
            <text:p>1.469225925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422546875919" calcext:value-type="float">
            <text:p>14.422546875919</text:p>
          </table:table-cell>
          <table:table-cell office:value-type="float" office:value="14.155030774431" calcext:value-type="float">
            <text:p>14.155030774431</text:p>
          </table:table-cell>
          <table:table-cell office:value-type="float" office:value="10.312720474347" calcext:value-type="float">
            <text:p>10.312720474347</text:p>
          </table:table-cell>
          <table:table-cell office:value-type="float" office:value="15.285260213509" calcext:value-type="float">
            <text:p>15.2852602135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065101518017" calcext:value-type="float">
            <text:p>14.065101518017</text:p>
          </table:table-cell>
          <table:table-cell office:value-type="float" office:value="14.23516143901" calcext:value-type="float">
            <text:p>14.23516143901</text:p>
          </table:table-cell>
          <table:table-cell office:value-type="float" office:value="8.859720814059" calcext:value-type="float">
            <text:p>8.859720814059</text:p>
          </table:table-cell>
          <table:table-cell office:value-type="float" office:value="15.240792811041" calcext:value-type="float">
            <text:p>15.2407928110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386036989644" calcext:value-type="float">
            <text:p>14.386036989644</text:p>
          </table:table-cell>
          <table:table-cell office:value-type="float" office:value="14.231237415794" calcext:value-type="float">
            <text:p>14.231237415794</text:p>
          </table:table-cell>
          <table:table-cell office:value-type="float" office:value="8.468482640386" calcext:value-type="float">
            <text:p>8.468482640386</text:p>
          </table:table-cell>
          <table:table-cell office:value-type="float" office:value="14.715227333002" calcext:value-type="float">
            <text:p>14.715227333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33845529801" calcext:value-type="float">
            <text:p>15.33845529801</text:p>
          </table:table-cell>
          <table:table-cell office:value-type="float" office:value="14.249169723715" calcext:value-type="float">
            <text:p>14.249169723715</text:p>
          </table:table-cell>
          <table:table-cell office:value-type="float" office:value="9.420618793181" calcext:value-type="float">
            <text:p>9.420618793181</text:p>
          </table:table-cell>
          <table:table-cell office:value-type="float" office:value="14.94316042096" calcext:value-type="float">
            <text:p>14.94316042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121045081593" calcext:value-type="float">
            <text:p>15.121045081593</text:p>
          </table:table-cell>
          <table:table-cell office:value-type="float" office:value="14.207220087574" calcext:value-type="float">
            <text:p>14.207220087574</text:p>
          </table:table-cell>
          <table:table-cell office:value-type="float" office:value="9.059245573356" calcext:value-type="float">
            <text:p>9.059245573356</text:p>
          </table:table-cell>
          <table:table-cell office:value-type="float" office:value="15.52446443507" calcext:value-type="float">
            <text:p>15.524464435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023382375316" calcext:value-type="float">
            <text:p>15.023382375316</text:p>
          </table:table-cell>
          <table:table-cell office:value-type="float" office:value="14.390715622515" calcext:value-type="float">
            <text:p>14.390715622515</text:p>
          </table:table-cell>
          <table:table-cell office:value-type="float" office:value="9.108779354264" calcext:value-type="float">
            <text:p>9.108779354264</text:p>
          </table:table-cell>
          <table:table-cell office:value-type="float" office:value="14.607904180066" calcext:value-type="float">
            <text:p>14.6079041800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419397958834" calcext:value-type="float">
            <text:p>14.419397958834</text:p>
          </table:table-cell>
          <table:table-cell office:value-type="float" office:value="14.224611778258" calcext:value-type="float">
            <text:p>14.224611778258</text:p>
          </table:table-cell>
          <table:table-cell office:value-type="float" office:value="9.744671910584" calcext:value-type="float">
            <text:p>9.744671910584</text:p>
          </table:table-cell>
          <table:table-cell office:value-type="float" office:value="15.230223087498" calcext:value-type="float">
            <text:p>15.2302230874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506839893074" calcext:value-type="float">
            <text:p>14.506839893074</text:p>
          </table:table-cell>
          <table:table-cell office:value-type="float" office:value="14.332318775521" calcext:value-type="float">
            <text:p>14.332318775521</text:p>
          </table:table-cell>
          <table:table-cell office:value-type="float" office:value="9.212725538736" calcext:value-type="float">
            <text:p>9.212725538736</text:p>
          </table:table-cell>
          <table:table-cell office:value-type="float" office:value="14.837233075914" calcext:value-type="float">
            <text:p>14.8372330759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202366239624" calcext:value-type="float">
            <text:p>14.202366239624</text:p>
          </table:table-cell>
          <table:table-cell office:value-type="float" office:value="14.23170877515" calcext:value-type="float">
            <text:p>14.23170877515</text:p>
          </table:table-cell>
          <table:table-cell office:value-type="float" office:value="1.45062880468" calcext:value-type="float">
            <text:p>1.45062880468</text:p>
          </table:table-cell>
          <table:table-cell office:value-type="float" office:value="15.11030643495" calcext:value-type="float">
            <text:p>15.11030643495</text:p>
          </table:table-cell>
        </table:table-row>
        <table:table-row table:style-name="ro1" table:number-rows-repeated="10">
          <table:table-cell table:number-columns-repeated="5"/>
        </table:table-row>
        <table:table-row table:style-name="ro1">
          <table:table-cell office:value-type="string" calcext:value-type="string">
            <text:p>Measured bandwidth across all approaches, no del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HFP</text:p>
          </table:table-cell>
          <table:table-cell office:value-type="string" calcext:value-type="string">
            <text:p>PCAP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75103579969" calcext:value-type="float">
            <text:p>15.075103579969</text:p>
          </table:table-cell>
          <table:table-cell office:value-type="float" office:value="15.001838534144" calcext:value-type="float">
            <text:p>15.001838534144</text:p>
          </table:table-cell>
          <table:table-cell office:value-type="float" office:value="10.573002109637" calcext:value-type="float">
            <text:p>10.573002109637</text:p>
          </table:table-cell>
          <table:table-cell office:value-type="float" office:value="14.880861549285" calcext:value-type="float">
            <text:p>14.8808615492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039442088495" calcext:value-type="float">
            <text:p>15.039442088495</text:p>
          </table:table-cell>
          <table:table-cell office:value-type="float" office:value="15.091484263548" calcext:value-type="float">
            <text:p>15.091484263548</text:p>
          </table:table-cell>
          <table:table-cell office:value-type="float" office:value="9.004520058929" calcext:value-type="float">
            <text:p>9.004520058929</text:p>
          </table:table-cell>
          <table:table-cell office:value-type="float" office:value="13.060508994417" calcext:value-type="float">
            <text:p>13.0605089944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277223280753" calcext:value-type="float">
            <text:p>15.277223280753</text:p>
          </table:table-cell>
          <table:table-cell office:value-type="float" office:value="14.728997745766" calcext:value-type="float">
            <text:p>14.728997745766</text:p>
          </table:table-cell>
          <table:table-cell office:value-type="float" office:value="9.988229609158" calcext:value-type="float">
            <text:p>9.988229609158</text:p>
          </table:table-cell>
          <table:table-cell office:value-type="float" office:value="14.711330045577" calcext:value-type="float">
            <text:p>14.7113300455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557566764955" calcext:value-type="float">
            <text:p>14.557566764955</text:p>
          </table:table-cell>
          <table:table-cell office:value-type="float" office:value="14.232855595551" calcext:value-type="float">
            <text:p>14.232855595551</text:p>
          </table:table-cell>
          <table:table-cell office:value-type="float" office:value="8.805316724293" calcext:value-type="float">
            <text:p>8.805316724293</text:p>
          </table:table-cell>
          <table:table-cell office:value-type="float" office:value="14.600799300067" calcext:value-type="float">
            <text:p>14.6007993000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265816057984" calcext:value-type="float">
            <text:p>15.265816057984</text:p>
          </table:table-cell>
          <table:table-cell office:value-type="float" office:value="14.816871800776" calcext:value-type="float">
            <text:p>14.816871800776</text:p>
          </table:table-cell>
          <table:table-cell office:value-type="float" office:value="8.651172742536" calcext:value-type="float">
            <text:p>8.651172742536</text:p>
          </table:table-cell>
          <table:table-cell office:value-type="float" office:value="14.711687552888" calcext:value-type="float">
            <text:p>14.7116875528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474401725523" calcext:value-type="float">
            <text:p>15.474401725523</text:p>
          </table:table-cell>
          <table:table-cell office:value-type="float" office:value="14.53404800971" calcext:value-type="float">
            <text:p>14.53404800971</text:p>
          </table:table-cell>
          <table:table-cell office:value-type="float" office:value="8.396383120166" calcext:value-type="float">
            <text:p>8.396383120166</text:p>
          </table:table-cell>
          <table:table-cell office:value-type="float" office:value="13.993656201577" calcext:value-type="float">
            <text:p>13.9936562015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26328903969" calcext:value-type="float">
            <text:p>15.26328903969</text:p>
          </table:table-cell>
          <table:table-cell office:value-type="float" office:value="15.009089004332" calcext:value-type="float">
            <text:p>15.009089004332</text:p>
          </table:table-cell>
          <table:table-cell office:value-type="float" office:value="9.007217590806" calcext:value-type="float">
            <text:p>9.007217590806</text:p>
          </table:table-cell>
          <table:table-cell office:value-type="float" office:value="13.957144648382" calcext:value-type="float">
            <text:p>13.9571446483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137652507189" calcext:value-type="float">
            <text:p>14.137652507189</text:p>
          </table:table-cell>
          <table:table-cell office:value-type="float" office:value="14.274826112862" calcext:value-type="float">
            <text:p>14.274826112862</text:p>
          </table:table-cell>
          <table:table-cell office:value-type="float" office:value="9.484113621605" calcext:value-type="float">
            <text:p>9.484113621605</text:p>
          </table:table-cell>
          <table:table-cell office:value-type="float" office:value="14.538675270438" calcext:value-type="float">
            <text:p>14.5386752704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68010411431" calcext:value-type="float">
            <text:p>14.68010411431</text:p>
          </table:table-cell>
          <table:table-cell office:value-type="float" office:value="13.453066028755" calcext:value-type="float">
            <text:p>13.453066028755</text:p>
          </table:table-cell>
          <table:table-cell office:value-type="float" office:value="9.09941492635" calcext:value-type="float">
            <text:p>9.09941492635</text:p>
          </table:table-cell>
          <table:table-cell office:value-type="float" office:value="14.45363978258" calcext:value-type="float">
            <text:p>14.453639782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073026013692" calcext:value-type="float">
            <text:p>15.073026013692</text:p>
          </table:table-cell>
          <table:table-cell office:value-type="float" office:value="13.898815763981" calcext:value-type="float">
            <text:p>13.898815763981</text:p>
          </table:table-cell>
          <table:table-cell office:value-type="float" office:value="9.148944959245" calcext:value-type="float">
            <text:p>9.148944959245</text:p>
          </table:table-cell>
          <table:table-cell office:value-type="float" office:value="14.879040605198" calcext:value-type="float">
            <text:p>14.879040605198</text:p>
          </table:table-cell>
        </table:table-row>
      </table:table>
      <table:table table:name="Each method compared" table:style-name="ta1">
        <table:shapes>
          <draw:frame draw:z-index="0" draw:style-name="gr1" draw:text-style-name="P1" svg:width="453.51pt" svg:height="255.09pt" svg:x="63.72pt" svg:y="166.96pt">
            <draw:object draw:notify-on-update-of-ranges="'Each method compared'.A2:'Each method compared'.A11 'Each method compared'.B1:'Each method compared'.B1 'Each method compared'.B2:'Each method compared'.B11 'Each method compared'.C1:'Each method compared'.C1 'Each method compared'.C2:'Each method compared'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65.25pt" svg:y="447.08pt">
            <draw:object draw:notify-on-update-of-ranges="'Each method compared'.D2:'Each method compared'.D11 'Each method compared'.E1:'Each method compared'.E1 'Each method compared'.E2:'Each method compared'.E11 'Each method compared'.F1:'Each method compared'.F1 'Each method compared'.F2:'Each method compared'.F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577.3pt" svg:y="167.73pt">
            <draw:object draw:notify-on-update-of-ranges="'Each method compared'.G2:'Each method compared'.G11 'Each method compared'.H1:'Each method compared'.H1 'Each method compared'.H2:'Each method compared'.H11 'Each method compared'.I1:'Each method compared'.I1 'Each method compared'.I2:'Each method compared'.I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453.51pt" svg:height="255.09pt" svg:x="578.07pt" svg:y="447.79pt">
            <draw:object draw:notify-on-update-of-ranges="'Each method compared'.J2:'Each method compared'.J11 'Each method compared'.K1:'Each method compared'.K1 'Each method compared'.K2:'Each method compared'.K11 'Each method compared'.L1:'Each method compared'.L1 'Each method compared'.L2:'Each method compared'.L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M.d</text:p>
          </table:table-cell>
          <table:table-cell/>
          <table:table-cell office:value-type="string" calcext:value-type="string">
            <text:p>HFP</text:p>
          </table:table-cell>
          <table:table-cell office:value-type="string" calcext:value-type="string">
            <text:p>HFP.d</text:p>
          </table:table-cell>
          <table:table-cell/>
          <table:table-cell office:value-type="string" calcext:value-type="string">
            <text:p>PCAP</text:p>
          </table:table-cell>
          <table:table-cell office:value-type="string" calcext:value-type="string">
            <text:p>PCAP.d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INT.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75103579969" calcext:value-type="float">
            <text:p>15.075103579969</text:p>
          </table:table-cell>
          <table:table-cell office:value-type="float" office:value="14.245927945387" calcext:value-type="float">
            <text:p>14.245927945387</text:p>
          </table:table-cell>
          <table:table-cell office:value-type="float" office:value="1" calcext:value-type="float">
            <text:p>1</text:p>
          </table:table-cell>
          <table:table-cell office:value-type="float" office:value="15.001838534144" calcext:value-type="float">
            <text:p>15.001838534144</text:p>
          </table:table-cell>
          <table:table-cell office:value-type="float" office:value="14.813301069589" calcext:value-type="float">
            <text:p>14.813301069589</text:p>
          </table:table-cell>
          <table:table-cell office:value-type="float" office:value="1" calcext:value-type="float">
            <text:p>1</text:p>
          </table:table-cell>
          <table:table-cell office:value-type="float" office:value="10.573002109637" calcext:value-type="float">
            <text:p>10.573002109637</text:p>
          </table:table-cell>
          <table:table-cell office:value-type="float" office:value="10.441486918792" calcext:value-type="float">
            <text:p>10.441486918792</text:p>
          </table:table-cell>
          <table:table-cell office:value-type="float" office:value="1" calcext:value-type="float">
            <text:p>1</text:p>
          </table:table-cell>
          <table:table-cell office:value-type="float" office:value="14.880861549285" calcext:value-type="float">
            <text:p>14.880861549285</text:p>
          </table:table-cell>
          <table:table-cell office:value-type="float" office:value="1.469225925531" calcext:value-type="float">
            <text:p>1.469225925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039442088495" calcext:value-type="float">
            <text:p>15.039442088495</text:p>
          </table:table-cell>
          <table:table-cell office:value-type="float" office:value="14.422546875919" calcext:value-type="float">
            <text:p>14.422546875919</text:p>
          </table:table-cell>
          <table:table-cell office:value-type="float" office:value="2" calcext:value-type="float">
            <text:p>2</text:p>
          </table:table-cell>
          <table:table-cell office:value-type="float" office:value="15.091484263548" calcext:value-type="float">
            <text:p>15.091484263548</text:p>
          </table:table-cell>
          <table:table-cell office:value-type="float" office:value="14.155030774431" calcext:value-type="float">
            <text:p>14.155030774431</text:p>
          </table:table-cell>
          <table:table-cell office:value-type="float" office:value="2" calcext:value-type="float">
            <text:p>2</text:p>
          </table:table-cell>
          <table:table-cell office:value-type="float" office:value="9.004520058929" calcext:value-type="float">
            <text:p>9.004520058929</text:p>
          </table:table-cell>
          <table:table-cell office:value-type="float" office:value="10.312720474347" calcext:value-type="float">
            <text:p>10.312720474347</text:p>
          </table:table-cell>
          <table:table-cell office:value-type="float" office:value="2" calcext:value-type="float">
            <text:p>2</text:p>
          </table:table-cell>
          <table:table-cell office:value-type="float" office:value="13.060508994417" calcext:value-type="float">
            <text:p>13.060508994417</text:p>
          </table:table-cell>
          <table:table-cell office:value-type="float" office:value="15.285260213509" calcext:value-type="float">
            <text:p>15.2852602135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277223280753" calcext:value-type="float">
            <text:p>15.277223280753</text:p>
          </table:table-cell>
          <table:table-cell office:value-type="float" office:value="14.065101518017" calcext:value-type="float">
            <text:p>14.065101518017</text:p>
          </table:table-cell>
          <table:table-cell office:value-type="float" office:value="3" calcext:value-type="float">
            <text:p>3</text:p>
          </table:table-cell>
          <table:table-cell office:value-type="float" office:value="14.728997745766" calcext:value-type="float">
            <text:p>14.728997745766</text:p>
          </table:table-cell>
          <table:table-cell office:value-type="float" office:value="14.23516143901" calcext:value-type="float">
            <text:p>14.23516143901</text:p>
          </table:table-cell>
          <table:table-cell office:value-type="float" office:value="3" calcext:value-type="float">
            <text:p>3</text:p>
          </table:table-cell>
          <table:table-cell office:value-type="float" office:value="9.988229609158" calcext:value-type="float">
            <text:p>9.988229609158</text:p>
          </table:table-cell>
          <table:table-cell office:value-type="float" office:value="8.859720814059" calcext:value-type="float">
            <text:p>8.859720814059</text:p>
          </table:table-cell>
          <table:table-cell office:value-type="float" office:value="3" calcext:value-type="float">
            <text:p>3</text:p>
          </table:table-cell>
          <table:table-cell office:value-type="float" office:value="14.711330045577" calcext:value-type="float">
            <text:p>14.711330045577</text:p>
          </table:table-cell>
          <table:table-cell office:value-type="float" office:value="15.240792811041" calcext:value-type="float">
            <text:p>15.2407928110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557566764955" calcext:value-type="float">
            <text:p>14.557566764955</text:p>
          </table:table-cell>
          <table:table-cell office:value-type="float" office:value="14.386036989644" calcext:value-type="float">
            <text:p>14.386036989644</text:p>
          </table:table-cell>
          <table:table-cell office:value-type="float" office:value="4" calcext:value-type="float">
            <text:p>4</text:p>
          </table:table-cell>
          <table:table-cell office:value-type="float" office:value="14.232855595551" calcext:value-type="float">
            <text:p>14.232855595551</text:p>
          </table:table-cell>
          <table:table-cell office:value-type="float" office:value="14.231237415794" calcext:value-type="float">
            <text:p>14.231237415794</text:p>
          </table:table-cell>
          <table:table-cell office:value-type="float" office:value="4" calcext:value-type="float">
            <text:p>4</text:p>
          </table:table-cell>
          <table:table-cell office:value-type="float" office:value="8.805316724293" calcext:value-type="float">
            <text:p>8.805316724293</text:p>
          </table:table-cell>
          <table:table-cell office:value-type="float" office:value="8.468482640386" calcext:value-type="float">
            <text:p>8.468482640386</text:p>
          </table:table-cell>
          <table:table-cell office:value-type="float" office:value="4" calcext:value-type="float">
            <text:p>4</text:p>
          </table:table-cell>
          <table:table-cell office:value-type="float" office:value="14.600799300067" calcext:value-type="float">
            <text:p>14.600799300067</text:p>
          </table:table-cell>
          <table:table-cell office:value-type="float" office:value="14.715227333002" calcext:value-type="float">
            <text:p>14.715227333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265816057984" calcext:value-type="float">
            <text:p>15.265816057984</text:p>
          </table:table-cell>
          <table:table-cell office:value-type="float" office:value="15.33845529801" calcext:value-type="float">
            <text:p>15.33845529801</text:p>
          </table:table-cell>
          <table:table-cell office:value-type="float" office:value="5" calcext:value-type="float">
            <text:p>5</text:p>
          </table:table-cell>
          <table:table-cell office:value-type="float" office:value="14.816871800776" calcext:value-type="float">
            <text:p>14.816871800776</text:p>
          </table:table-cell>
          <table:table-cell office:value-type="float" office:value="14.249169723715" calcext:value-type="float">
            <text:p>14.249169723715</text:p>
          </table:table-cell>
          <table:table-cell office:value-type="float" office:value="5" calcext:value-type="float">
            <text:p>5</text:p>
          </table:table-cell>
          <table:table-cell office:value-type="float" office:value="8.651172742536" calcext:value-type="float">
            <text:p>8.651172742536</text:p>
          </table:table-cell>
          <table:table-cell office:value-type="float" office:value="9.420618793181" calcext:value-type="float">
            <text:p>9.420618793181</text:p>
          </table:table-cell>
          <table:table-cell office:value-type="float" office:value="5" calcext:value-type="float">
            <text:p>5</text:p>
          </table:table-cell>
          <table:table-cell office:value-type="float" office:value="14.711687552888" calcext:value-type="float">
            <text:p>14.711687552888</text:p>
          </table:table-cell>
          <table:table-cell office:value-type="float" office:value="14.94316042096" calcext:value-type="float">
            <text:p>14.94316042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474401725523" calcext:value-type="float">
            <text:p>15.474401725523</text:p>
          </table:table-cell>
          <table:table-cell office:value-type="float" office:value="15.121045081593" calcext:value-type="float">
            <text:p>15.121045081593</text:p>
          </table:table-cell>
          <table:table-cell office:value-type="float" office:value="6" calcext:value-type="float">
            <text:p>6</text:p>
          </table:table-cell>
          <table:table-cell office:value-type="float" office:value="14.53404800971" calcext:value-type="float">
            <text:p>14.53404800971</text:p>
          </table:table-cell>
          <table:table-cell office:value-type="float" office:value="14.207220087574" calcext:value-type="float">
            <text:p>14.207220087574</text:p>
          </table:table-cell>
          <table:table-cell office:value-type="float" office:value="6" calcext:value-type="float">
            <text:p>6</text:p>
          </table:table-cell>
          <table:table-cell office:value-type="float" office:value="8.396383120166" calcext:value-type="float">
            <text:p>8.396383120166</text:p>
          </table:table-cell>
          <table:table-cell office:value-type="float" office:value="9.059245573356" calcext:value-type="float">
            <text:p>9.059245573356</text:p>
          </table:table-cell>
          <table:table-cell office:value-type="float" office:value="6" calcext:value-type="float">
            <text:p>6</text:p>
          </table:table-cell>
          <table:table-cell office:value-type="float" office:value="13.993656201577" calcext:value-type="float">
            <text:p>13.993656201577</text:p>
          </table:table-cell>
          <table:table-cell office:value-type="float" office:value="15.52446443507" calcext:value-type="float">
            <text:p>15.524464435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26328903969" calcext:value-type="float">
            <text:p>15.26328903969</text:p>
          </table:table-cell>
          <table:table-cell office:value-type="float" office:value="15.023382375316" calcext:value-type="float">
            <text:p>15.023382375316</text:p>
          </table:table-cell>
          <table:table-cell office:value-type="float" office:value="7" calcext:value-type="float">
            <text:p>7</text:p>
          </table:table-cell>
          <table:table-cell office:value-type="float" office:value="15.009089004332" calcext:value-type="float">
            <text:p>15.009089004332</text:p>
          </table:table-cell>
          <table:table-cell office:value-type="float" office:value="14.390715622515" calcext:value-type="float">
            <text:p>14.390715622515</text:p>
          </table:table-cell>
          <table:table-cell office:value-type="float" office:value="7" calcext:value-type="float">
            <text:p>7</text:p>
          </table:table-cell>
          <table:table-cell office:value-type="float" office:value="9.007217590806" calcext:value-type="float">
            <text:p>9.007217590806</text:p>
          </table:table-cell>
          <table:table-cell office:value-type="float" office:value="9.108779354264" calcext:value-type="float">
            <text:p>9.108779354264</text:p>
          </table:table-cell>
          <table:table-cell office:value-type="float" office:value="7" calcext:value-type="float">
            <text:p>7</text:p>
          </table:table-cell>
          <table:table-cell office:value-type="float" office:value="13.957144648382" calcext:value-type="float">
            <text:p>13.957144648382</text:p>
          </table:table-cell>
          <table:table-cell office:value-type="float" office:value="14.607904180066" calcext:value-type="float">
            <text:p>14.6079041800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137652507189" calcext:value-type="float">
            <text:p>14.137652507189</text:p>
          </table:table-cell>
          <table:table-cell office:value-type="float" office:value="14.419397958834" calcext:value-type="float">
            <text:p>14.419397958834</text:p>
          </table:table-cell>
          <table:table-cell office:value-type="float" office:value="8" calcext:value-type="float">
            <text:p>8</text:p>
          </table:table-cell>
          <table:table-cell office:value-type="float" office:value="14.274826112862" calcext:value-type="float">
            <text:p>14.274826112862</text:p>
          </table:table-cell>
          <table:table-cell office:value-type="float" office:value="14.224611778258" calcext:value-type="float">
            <text:p>14.224611778258</text:p>
          </table:table-cell>
          <table:table-cell office:value-type="float" office:value="8" calcext:value-type="float">
            <text:p>8</text:p>
          </table:table-cell>
          <table:table-cell office:value-type="float" office:value="9.484113621605" calcext:value-type="float">
            <text:p>9.484113621605</text:p>
          </table:table-cell>
          <table:table-cell office:value-type="float" office:value="9.744671910584" calcext:value-type="float">
            <text:p>9.744671910584</text:p>
          </table:table-cell>
          <table:table-cell office:value-type="float" office:value="8" calcext:value-type="float">
            <text:p>8</text:p>
          </table:table-cell>
          <table:table-cell office:value-type="float" office:value="14.538675270438" calcext:value-type="float">
            <text:p>14.538675270438</text:p>
          </table:table-cell>
          <table:table-cell office:value-type="float" office:value="15.230223087498" calcext:value-type="float">
            <text:p>15.2302230874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68010411431" calcext:value-type="float">
            <text:p>14.68010411431</text:p>
          </table:table-cell>
          <table:table-cell office:value-type="float" office:value="14.506839893074" calcext:value-type="float">
            <text:p>14.506839893074</text:p>
          </table:table-cell>
          <table:table-cell office:value-type="float" office:value="9" calcext:value-type="float">
            <text:p>9</text:p>
          </table:table-cell>
          <table:table-cell office:value-type="float" office:value="13.453066028755" calcext:value-type="float">
            <text:p>13.453066028755</text:p>
          </table:table-cell>
          <table:table-cell office:value-type="float" office:value="14.332318775521" calcext:value-type="float">
            <text:p>14.332318775521</text:p>
          </table:table-cell>
          <table:table-cell office:value-type="float" office:value="9" calcext:value-type="float">
            <text:p>9</text:p>
          </table:table-cell>
          <table:table-cell office:value-type="float" office:value="9.09941492635" calcext:value-type="float">
            <text:p>9.09941492635</text:p>
          </table:table-cell>
          <table:table-cell office:value-type="float" office:value="9.212725538736" calcext:value-type="float">
            <text:p>9.212725538736</text:p>
          </table:table-cell>
          <table:table-cell office:value-type="float" office:value="9" calcext:value-type="float">
            <text:p>9</text:p>
          </table:table-cell>
          <table:table-cell office:value-type="float" office:value="14.45363978258" calcext:value-type="float">
            <text:p>14.45363978258</text:p>
          </table:table-cell>
          <table:table-cell office:value-type="float" office:value="14.837233075914" calcext:value-type="float">
            <text:p>14.8372330759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073026013692" calcext:value-type="float">
            <text:p>15.073026013692</text:p>
          </table:table-cell>
          <table:table-cell office:value-type="float" office:value="14.202366239624" calcext:value-type="float">
            <text:p>14.202366239624</text:p>
          </table:table-cell>
          <table:table-cell office:value-type="float" office:value="10" calcext:value-type="float">
            <text:p>10</text:p>
          </table:table-cell>
          <table:table-cell office:value-type="float" office:value="13.898815763981" calcext:value-type="float">
            <text:p>13.898815763981</text:p>
          </table:table-cell>
          <table:table-cell office:value-type="float" office:value="14.23170877515" calcext:value-type="float">
            <text:p>14.23170877515</text:p>
          </table:table-cell>
          <table:table-cell office:value-type="float" office:value="10" calcext:value-type="float">
            <text:p>10</text:p>
          </table:table-cell>
          <table:table-cell office:value-type="float" office:value="9.148944959245" calcext:value-type="float">
            <text:p>9.148944959245</text:p>
          </table:table-cell>
          <table:table-cell office:value-type="float" office:value="1.45062880468" calcext:value-type="float">
            <text:p>1.45062880468</text:p>
          </table:table-cell>
          <table:table-cell office:value-type="float" office:value="10" calcext:value-type="float">
            <text:p>10</text:p>
          </table:table-cell>
          <table:table-cell office:value-type="float" office:value="14.879040605198" calcext:value-type="float">
            <text:p>14.879040605198</text:p>
          </table:table-cell>
          <table:table-cell office:value-type="float" office:value="15.11030643495" calcext:value-type="float">
            <text:p>15.11030643495</text:p>
          </table:table-cell>
        </table:table-row>
      </table:table>
      <table:table table:name="cpu-mem comparison" table:style-name="ta1">
        <table:shapes>
          <draw:frame draw:z-index="0" draw:style-name="gr1" draw:text-style-name="P1" svg:width="764.67pt" svg:height="430.1pt" svg:x="1153.02pt" svg:y="13.38pt">
            <draw:object draw:notify-on-update-of-ranges="'cpu-mem comparison'.A1:'cpu-mem comparison'.A1 'cpu-mem comparison'.B1:'cpu-mem comparison'.B1 'cpu-mem comparison'.C1:'cpu-mem comparison'.C1 'cpu-mem comparison'.D1:'cpu-mem comparison'.D1 'cpu-mem comparison'.E1:'cpu-mem comparison'.E1 'cpu-mem comparison'.F1:'cpu-mem comparison'.F1 'cpu-mem comparison'.G1:'cpu-mem comparison'.G1 'cpu-mem comparison'.H1:'cpu-mem comparison'.H1 'cpu-mem comparison'.I1:'cpu-mem comparison'.I1 'cpu-mem comparison'.J1:'cpu-mem comparison'.J1 'cpu-mem comparison'.K1:'cpu-mem comparison'.K1 'cpu-mem comparison'.L1:'cpu-mem comparison'.L1 'cpu-mem comparison'.M1:'cpu-mem comparison'.M1 'cpu-mem comparison'.N1:'cpu-mem comparison'.N1 'cpu-mem comparison'.O1:'cpu-mem comparison'.O1 'cpu-mem comparison'.P1:'cpu-mem comparison'.P1 'cpu-mem comparison'.Q1:'cpu-mem comparison'.Q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M.cpu1</text:p>
          </table:table-cell>
          <table:table-cell office:value-type="string" calcext:value-type="string">
            <text:p>NM.mem1</text:p>
          </table:table-cell>
          <table:table-cell office:value-type="string" calcext:value-type="string">
            <text:p>NM.cpu2</text:p>
          </table:table-cell>
          <table:table-cell office:value-type="string" calcext:value-type="string">
            <text:p>NM.mem2</text:p>
          </table:table-cell>
          <table:table-cell office:value-type="string" calcext:value-type="string">
            <text:p>HFP.cpu1</text:p>
          </table:table-cell>
          <table:table-cell office:value-type="string" calcext:value-type="string">
            <text:p>HFP.mem1</text:p>
          </table:table-cell>
          <table:table-cell office:value-type="string" calcext:value-type="string">
            <text:p>HFP.cpu2</text:p>
          </table:table-cell>
          <table:table-cell office:value-type="string" calcext:value-type="string">
            <text:p>HFP.mem2</text:p>
          </table:table-cell>
          <table:table-cell office:value-type="string" calcext:value-type="string">
            <text:p>PCAP.cpu1</text:p>
          </table:table-cell>
          <table:table-cell office:value-type="string" calcext:value-type="string">
            <text:p>PCAP.mem1</text:p>
          </table:table-cell>
          <table:table-cell office:value-type="string" calcext:value-type="string">
            <text:p>PCAP.cpu2</text:p>
          </table:table-cell>
          <table:table-cell office:value-type="string" calcext:value-type="string">
            <text:p>PCAP.mem2</text:p>
          </table:table-cell>
          <table:table-cell office:value-type="string" calcext:value-type="string">
            <text:p>INT.cpu1</text:p>
          </table:table-cell>
          <table:table-cell office:value-type="string" calcext:value-type="string">
            <text:p>INT.mem1</text:p>
          </table:table-cell>
          <table:table-cell office:value-type="string" calcext:value-type="string">
            <text:p>INT.cpu2</text:p>
          </table:table-cell>
          <table:table-cell office:value-type="string" calcext:value-type="string">
            <text:p>INT.mem2</text:p>
          </table:table-cell>
        </table:table-row>
        <table:table-row table:style-name="ro1">
          <table:table-cell/>
          <table:table-cell office:value-type="float" office:value="46.7" calcext:value-type="float">
            <text:p>46.7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46.7" calcext:value-type="float">
            <text:p>4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8" calcext:value-type="float">
            <text:p>0.8</text:p>
          </table:table-cell>
          <table:table-cell office:value-type="float" office:value="73.3" calcext:value-type="float">
            <text:p>73.3</text:p>
          </table:table-cell>
          <table:table-cell office:value-type="float" office:value="0.8" calcext:value-type="float">
            <text:p>0.8</text:p>
          </table:table-cell>
          <table:table-cell office:value-type="float" office:value="81.2" calcext:value-type="float">
            <text:p>81.2</text:p>
          </table:table-cell>
          <table:table-cell office:value-type="float" office:value="0.9" calcext:value-type="float">
            <text:p>0.9</text:p>
          </table:table-cell>
          <table:table-cell office:value-type="float" office:value="86.7" calcext:value-type="float">
            <text:p>86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2.5" calcext:value-type="float">
            <text:p>62.5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86.7" calcext:value-type="float">
            <text:p>86.7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43.8" calcext:value-type="float">
            <text:p>43.8</text:p>
          </table:table-cell>
          <table:table-cell office:value-type="float" office:value="0.9" calcext:value-type="float">
            <text:p>0.9</text:p>
          </table:table-cell>
          <table:table-cell office:value-type="float" office:value="93.8" calcext:value-type="float">
            <text:p>93.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2:.B7])" office:value-type="float" office:value="57.7833333333333" calcext:value-type="float">
            <text:p>57.7833333333333</text:p>
          </table:table-cell>
          <table:table-cell table:formula="of:=AVERAGE([.C2:.C7])" office:value-type="float" office:value="0.9" calcext:value-type="float">
            <text:p>0.9</text:p>
          </table:table-cell>
          <table:table-cell table:formula="of:=AVERAGE([.D2:.D7])" office:value-type="float" office:value="58.8833333333333" calcext:value-type="float">
            <text:p>58.8833333333333</text:p>
          </table:table-cell>
          <table:table-cell table:formula="of:=AVERAGE([.E2:.E7])" office:value-type="float" office:value="0.9" calcext:value-type="float">
            <text:p>0.9</text:p>
          </table:table-cell>
          <table:table-cell table:formula="of:=AVERAGE([.F2:.F7])" office:value-type="float" office:value="56.0333333333333" calcext:value-type="float">
            <text:p>56.0333333333333</text:p>
          </table:table-cell>
          <table:table-cell table:formula="of:=AVERAGE([.G2:.G7])" office:value-type="float" office:value="0.9" calcext:value-type="float">
            <text:p>0.9</text:p>
          </table:table-cell>
          <table:table-cell table:formula="of:=AVERAGE([.H2:.H7])" office:value-type="float" office:value="59.95" calcext:value-type="float">
            <text:p>59.95</text:p>
          </table:table-cell>
          <table:table-cell table:formula="of:=AVERAGE([.I2:.I7])" office:value-type="float" office:value="0.9" calcext:value-type="float">
            <text:p>0.9</text:p>
          </table:table-cell>
          <table:table-cell table:formula="of:=AVERAGE([.J2:.J7])" office:value-type="float" office:value="85.8333333333333" calcext:value-type="float">
            <text:p>85.8333333333333</text:p>
          </table:table-cell>
          <table:table-cell table:formula="of:=AVERAGE([.K2:.K7])" office:value-type="float" office:value="0.95" calcext:value-type="float">
            <text:p>0.95</text:p>
          </table:table-cell>
          <table:table-cell table:formula="of:=AVERAGE([.L2:.L7])" office:value-type="float" office:value="76.6666666666667" calcext:value-type="float">
            <text:p>76.6666666666667</text:p>
          </table:table-cell>
          <table:table-cell table:formula="of:=AVERAGE([.M2:.M7])" office:value-type="float" office:value="0.95" calcext:value-type="float">
            <text:p>0.95</text:p>
          </table:table-cell>
          <table:table-cell table:formula="of:=AVERAGE([.N2:.N7])" office:value-type="float" office:value="87.15" calcext:value-type="float">
            <text:p>87.15</text:p>
          </table:table-cell>
          <table:table-cell table:formula="of:=AVERAGE([.O2:.O7])" office:value-type="float" office:value="0.916666666666667" calcext:value-type="float">
            <text:p>0.916666666666667</text:p>
          </table:table-cell>
          <table:table-cell table:formula="of:=AVERAGE([.P2:.P7])" office:value-type="float" office:value="81.1166666666667" calcext:value-type="float">
            <text:p>81.1166666666667</text:p>
          </table:table-cell>
          <table:table-cell table:formula="of:=AVERAGE([.Q2:.Q7])" office:value-type="float" office:value="0.983333333333333" calcext:value-type="float">
            <text:p>0.98333333333333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46.7" calcext:value-type="float">
            <text:p>46.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88.9" calcext:value-type="float">
            <text:p>88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2.5" calcext:value-type="float">
            <text:p>62.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10:.B15])" office:value-type="float" office:value="58.25" calcext:value-type="float">
            <text:p>58.25</text:p>
          </table:table-cell>
          <table:table-cell table:formula="of:=AVERAGE([.C10:.C15])" office:value-type="float" office:value="0.9" calcext:value-type="float">
            <text:p>0.9</text:p>
          </table:table-cell>
          <table:table-cell table:formula="of:=AVERAGE([.D10:.D15])" office:value-type="float" office:value="60" calcext:value-type="float">
            <text:p>60</text:p>
          </table:table-cell>
          <table:table-cell table:formula="of:=AVERAGE([.E10:.E15])" office:value-type="float" office:value="0.9" calcext:value-type="float">
            <text:p>0.9</text:p>
          </table:table-cell>
          <table:table-cell table:formula="of:=AVERAGE([.F10:.F15])" office:value-type="float" office:value="58.8833333333333" calcext:value-type="float">
            <text:p>58.8833333333333</text:p>
          </table:table-cell>
          <table:table-cell table:formula="of:=AVERAGE([.G10:.G15])" office:value-type="float" office:value="0.9" calcext:value-type="float">
            <text:p>0.9</text:p>
          </table:table-cell>
          <table:table-cell table:formula="of:=AVERAGE([.H10:.H15])" office:value-type="float" office:value="62.65" calcext:value-type="float">
            <text:p>62.65</text:p>
          </table:table-cell>
          <table:table-cell table:formula="of:=AVERAGE([.I10:.I15])" office:value-type="float" office:value="0.9" calcext:value-type="float">
            <text:p>0.9</text:p>
          </table:table-cell>
          <table:table-cell table:formula="of:=AVERAGE([.J10:.J15])" office:value-type="float" office:value="83.28" calcext:value-type="float">
            <text:p>83.28</text:p>
          </table:table-cell>
          <table:table-cell table:formula="of:=AVERAGE([.K10:.K15])" office:value-type="float" office:value="1" calcext:value-type="float">
            <text:p>1</text:p>
          </table:table-cell>
          <table:table-cell table:formula="of:=AVERAGE([.L10:.L15])" office:value-type="float" office:value="71.08" calcext:value-type="float">
            <text:p>71.08</text:p>
          </table:table-cell>
          <table:table-cell table:formula="of:=AVERAGE([.M10:.M15])" office:value-type="float" office:value="1" calcext:value-type="float">
            <text:p>1</text:p>
          </table:table-cell>
          <table:table-cell table:formula="of:=AVERAGE([.N10:.N15])" office:value-type="float" office:value="82.2" calcext:value-type="float">
            <text:p>82.2</text:p>
          </table:table-cell>
          <table:table-cell table:formula="of:=AVERAGE([.O10:.O15])" office:value-type="float" office:value="1" calcext:value-type="float">
            <text:p>1</text:p>
          </table:table-cell>
          <table:table-cell table:formula="of:=AVERAGE([.P10:.P15])" office:value-type="float" office:value="73.5166666666667" calcext:value-type="float">
            <text:p>73.5166666666667</text:p>
          </table:table-cell>
          <table:table-cell table:formula="of:=AVERAGE([.Q10:.Q15])"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33.3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106.7" calcext:value-type="float">
            <text:p>106.7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B18:.B23])" office:value-type="float" office:value="58.1" calcext:value-type="float">
            <text:p>58.1</text:p>
          </table:table-cell>
          <table:table-cell table:formula="of:=AVERAGE([.C18:.C23])" office:value-type="float" office:value="0.9" calcext:value-type="float">
            <text:p>0.9</text:p>
          </table:table-cell>
          <table:table-cell table:formula="of:=AVERAGE([.D18:.D23])" office:value-type="float" office:value="65.5666666666667" calcext:value-type="float">
            <text:p>65.5666666666667</text:p>
          </table:table-cell>
          <table:table-cell table:formula="of:=AVERAGE([.E18:.E23])" office:value-type="float" office:value="0.9" calcext:value-type="float">
            <text:p>0.9</text:p>
          </table:table-cell>
          <table:table-cell table:formula="of:=AVERAGE([.F18:.F23])" office:value-type="float" office:value="61.1166666666667" calcext:value-type="float">
            <text:p>61.1166666666667</text:p>
          </table:table-cell>
          <table:table-cell table:formula="of:=AVERAGE([.G18:.G23])" office:value-type="float" office:value="0.9" calcext:value-type="float">
            <text:p>0.9</text:p>
          </table:table-cell>
          <table:table-cell table:formula="of:=AVERAGE([.H18:.H23])" office:value-type="float" office:value="60.4666666666667" calcext:value-type="float">
            <text:p>60.4666666666667</text:p>
          </table:table-cell>
          <table:table-cell table:formula="of:=AVERAGE([.I18:.I23])" office:value-type="float" office:value="0.9" calcext:value-type="float">
            <text:p>0.9</text:p>
          </table:table-cell>
          <table:table-cell table:formula="of:=AVERAGE([.J18:.J23])" office:value-type="float" office:value="85.9666666666667" calcext:value-type="float">
            <text:p>85.9666666666667</text:p>
          </table:table-cell>
          <table:table-cell table:formula="of:=AVERAGE([.K18:.K23])" office:value-type="float" office:value="1" calcext:value-type="float">
            <text:p>1</text:p>
          </table:table-cell>
          <table:table-cell table:formula="of:=AVERAGE([.L18:.L23])" office:value-type="float" office:value="74.5833333333333" calcext:value-type="float">
            <text:p>74.5833333333333</text:p>
          </table:table-cell>
          <table:table-cell table:formula="of:=AVERAGE([.M18:.M23])" office:value-type="float" office:value="1" calcext:value-type="float">
            <text:p>1</text:p>
          </table:table-cell>
          <table:table-cell table:formula="of:=AVERAGE([.N18:.N23])" office:value-type="float" office:value="91.0833333333333" calcext:value-type="float">
            <text:p>91.0833333333333</text:p>
          </table:table-cell>
          <table:table-cell table:formula="of:=AVERAGE([.O18:.O23])" office:value-type="float" office:value="1.06666666666667" calcext:value-type="float">
            <text:p>1.06666666666667</text:p>
          </table:table-cell>
          <table:table-cell table:formula="of:=AVERAGE([.P18:.P23])" office:value-type="float" office:value="82.2166666666667" calcext:value-type="float">
            <text:p>82.2166666666667</text:p>
          </table:table-cell>
          <table:table-cell table:formula="of:=AVERAGE([.Q18:.Q23])" office:value-type="float" office:value="1.06666666666667" calcext:value-type="float">
            <text:p>1.0666666666666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8.8" calcext:value-type="float">
            <text:p>68.8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2.5" calcext:value-type="float">
            <text:p>62.5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26:.B31])" office:value-type="float" office:value="64.4666666666667" calcext:value-type="float">
            <text:p>64.4666666666667</text:p>
          </table:table-cell>
          <table:table-cell table:formula="of:=AVERAGE([.C26:.C31])" office:value-type="float" office:value="0.9" calcext:value-type="float">
            <text:p>0.9</text:p>
          </table:table-cell>
          <table:table-cell table:formula="of:=AVERAGE([.D26:.D31])" office:value-type="float" office:value="63.3333333333333" calcext:value-type="float">
            <text:p>63.3333333333333</text:p>
          </table:table-cell>
          <table:table-cell table:formula="of:=AVERAGE([.E26:.E31])" office:value-type="float" office:value="0.9" calcext:value-type="float">
            <text:p>0.9</text:p>
          </table:table-cell>
          <table:table-cell table:formula="of:=AVERAGE([.F26:.F31])" office:value-type="float" office:value="57.2166666666667" calcext:value-type="float">
            <text:p>57.2166666666667</text:p>
          </table:table-cell>
          <table:table-cell table:formula="of:=AVERAGE([.G26:.G31])" office:value-type="float" office:value="0.9" calcext:value-type="float">
            <text:p>0.9</text:p>
          </table:table-cell>
          <table:table-cell table:formula="of:=AVERAGE([.H26:.H31])" office:value-type="float" office:value="58.25" calcext:value-type="float">
            <text:p>58.25</text:p>
          </table:table-cell>
          <table:table-cell table:formula="of:=AVERAGE([.I26:.I31])" office:value-type="float" office:value="0.9" calcext:value-type="float">
            <text:p>0.9</text:p>
          </table:table-cell>
          <table:table-cell table:formula="of:=AVERAGE([.J26:.J31])" office:value-type="float" office:value="78.3833333333333" calcext:value-type="float">
            <text:p>78.3833333333333</text:p>
          </table:table-cell>
          <table:table-cell table:formula="of:=AVERAGE([.K26:.K31])" office:value-type="float" office:value="1" calcext:value-type="float">
            <text:p>1</text:p>
          </table:table-cell>
          <table:table-cell table:formula="of:=AVERAGE([.L26:.L31])" office:value-type="float" office:value="85.55" calcext:value-type="float">
            <text:p>85.55</text:p>
          </table:table-cell>
          <table:table-cell table:formula="of:=AVERAGE([.M26:.M31])" office:value-type="float" office:value="1" calcext:value-type="float">
            <text:p>1</text:p>
          </table:table-cell>
          <table:table-cell table:formula="of:=AVERAGE([.N26:.N31])" office:value-type="float" office:value="83.7" calcext:value-type="float">
            <text:p>83.7</text:p>
          </table:table-cell>
          <table:table-cell table:formula="of:=AVERAGE([.O26:.O31])" office:value-type="float" office:value="1.2" calcext:value-type="float">
            <text:p>1.2</text:p>
          </table:table-cell>
          <table:table-cell table:formula="of:=AVERAGE([.P26:.P31])" office:value-type="float" office:value="83.3333333333333" calcext:value-type="float">
            <text:p>83.3333333333333</text:p>
          </table:table-cell>
          <table:table-cell table:formula="of:=AVERAGE([.Q26:.Q31])" office:value-type="float" office:value="1.2" calcext:value-type="float">
            <text:p>1.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office:value-type="float" office:value="53.3" calcext:value-type="float">
            <text:p>53.3</text:p>
          </table:table-cell>
          <table:table-cell office:value-type="float" office:value="1" calcext:value-type="float">
            <text:p>1</text:p>
          </table:table-cell>
          <table:table-cell office:value-type="float" office:value="106.7" calcext:value-type="float">
            <text:p>106.7</text:p>
          </table:table-cell>
          <table:table-cell office:value-type="float" office:value="1.2" calcext:value-type="float">
            <text:p>1.2</text:p>
          </table:table-cell>
          <table:table-cell office:value-type="float" office:value="81.2" calcext:value-type="float">
            <text:p>81.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5" calcext:value-type="float">
            <text:p>7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66.7" calcext:value-type="float">
            <text:p>66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.B34:.B39])" office:value-type="float" office:value="62.2166666666667" calcext:value-type="float">
            <text:p>62.2166666666667</text:p>
          </table:table-cell>
          <table:table-cell table:formula="of:=AVERAGE([.C34:.C39])" office:value-type="float" office:value="0.9" calcext:value-type="float">
            <text:p>0.9</text:p>
          </table:table-cell>
          <table:table-cell table:formula="of:=AVERAGE([.D34:.D39])" office:value-type="float" office:value="62.7" calcext:value-type="float">
            <text:p>62.7</text:p>
          </table:table-cell>
          <table:table-cell table:formula="of:=AVERAGE([.E34:.E39])" office:value-type="float" office:value="0.9" calcext:value-type="float">
            <text:p>0.9</text:p>
          </table:table-cell>
          <table:table-cell table:formula="of:=AVERAGE([.F34:.F39])" office:value-type="float" office:value="62.2333333333333" calcext:value-type="float">
            <text:p>62.2333333333333</text:p>
          </table:table-cell>
          <table:table-cell table:formula="of:=AVERAGE([.G34:.G39])" office:value-type="float" office:value="0.9" calcext:value-type="float">
            <text:p>0.9</text:p>
          </table:table-cell>
          <table:table-cell table:formula="of:=AVERAGE([.H34:.H39])" office:value-type="float" office:value="62.2333333333333" calcext:value-type="float">
            <text:p>62.2333333333333</text:p>
          </table:table-cell>
          <table:table-cell table:formula="of:=AVERAGE([.I34:.I39])" office:value-type="float" office:value="0.9" calcext:value-type="float">
            <text:p>0.9</text:p>
          </table:table-cell>
          <table:table-cell table:formula="of:=AVERAGE([.J34:.J39])" office:value-type="float" office:value="79.9" calcext:value-type="float">
            <text:p>79.9</text:p>
          </table:table-cell>
          <table:table-cell table:formula="of:=AVERAGE([.K34:.K39])" office:value-type="float" office:value="1" calcext:value-type="float">
            <text:p>1</text:p>
          </table:table-cell>
          <table:table-cell table:formula="of:=AVERAGE([.L34:.L39])" office:value-type="float" office:value="73.66" calcext:value-type="float">
            <text:p>73.66</text:p>
          </table:table-cell>
          <table:table-cell table:formula="of:=AVERAGE([.M34:.M39])" office:value-type="float" office:value="1" calcext:value-type="float">
            <text:p>1</text:p>
          </table:table-cell>
          <table:table-cell table:formula="of:=AVERAGE([.N34:.N39])" office:value-type="float" office:value="90.0333333333333" calcext:value-type="float">
            <text:p>90.0333333333333</text:p>
          </table:table-cell>
          <table:table-cell table:formula="of:=AVERAGE([.O34:.O39])" office:value-type="float" office:value="1.2" calcext:value-type="float">
            <text:p>1.2</text:p>
          </table:table-cell>
          <table:table-cell table:formula="of:=AVERAGE([.P34:.P39])" office:value-type="float" office:value="81.6" calcext:value-type="float">
            <text:p>81.6</text:p>
          </table:table-cell>
          <table:table-cell table:formula="of:=AVERAGE([.Q34:.Q39])" office:value-type="float" office:value="1.2" calcext:value-type="float">
            <text:p>1.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87.5" calcext:value-type="float">
            <text:p>87.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.B42:.B47])" office:value-type="float" office:value="58.8833333333333" calcext:value-type="float">
            <text:p>58.8833333333333</text:p>
          </table:table-cell>
          <table:table-cell table:formula="of:=AVERAGE([.C42:.C47])" office:value-type="float" office:value="0.9" calcext:value-type="float">
            <text:p>0.9</text:p>
          </table:table-cell>
          <table:table-cell table:formula="of:=AVERAGE([.D42:.D47])" office:value-type="float" office:value="61.1166666666667" calcext:value-type="float">
            <text:p>61.1166666666667</text:p>
          </table:table-cell>
          <table:table-cell table:formula="of:=AVERAGE([.E42:.E47])" office:value-type="float" office:value="0.9" calcext:value-type="float">
            <text:p>0.9</text:p>
          </table:table-cell>
          <table:table-cell table:formula="of:=AVERAGE([.F42:.F47])" office:value-type="float" office:value="56.5" calcext:value-type="float">
            <text:p>56.5</text:p>
          </table:table-cell>
          <table:table-cell table:formula="of:=AVERAGE([.G42:.G47])" office:value-type="float" office:value="0.9" calcext:value-type="float">
            <text:p>0.9</text:p>
          </table:table-cell>
          <table:table-cell table:formula="of:=AVERAGE([.H42:.H47])" office:value-type="float" office:value="60.4833333333333" calcext:value-type="float">
            <text:p>60.4833333333333</text:p>
          </table:table-cell>
          <table:table-cell table:formula="of:=AVERAGE([.I42:.I47])" office:value-type="float" office:value="0.9" calcext:value-type="float">
            <text:p>0.9</text:p>
          </table:table-cell>
          <table:table-cell table:formula="of:=AVERAGE([.J42:.J47])" office:value-type="float" office:value="81.58" calcext:value-type="float">
            <text:p>81.58</text:p>
          </table:table-cell>
          <table:table-cell table:formula="of:=AVERAGE([.K42:.K47])" office:value-type="float" office:value="1" calcext:value-type="float">
            <text:p>1</text:p>
          </table:table-cell>
          <table:table-cell table:formula="of:=AVERAGE([.L42:.L47])" office:value-type="float" office:value="78.64" calcext:value-type="float">
            <text:p>78.64</text:p>
          </table:table-cell>
          <table:table-cell table:formula="of:=AVERAGE([.M42:.M47])" office:value-type="float" office:value="1" calcext:value-type="float">
            <text:p>1</text:p>
          </table:table-cell>
          <table:table-cell table:formula="of:=AVERAGE([.N42:.N47])" office:value-type="float" office:value="85.8333333333333" calcext:value-type="float">
            <text:p>85.8333333333333</text:p>
          </table:table-cell>
          <table:table-cell table:formula="of:=AVERAGE([.O42:.O47])" office:value-type="float" office:value="1.2" calcext:value-type="float">
            <text:p>1.2</text:p>
          </table:table-cell>
          <table:table-cell table:formula="of:=AVERAGE([.P42:.P47])" office:value-type="float" office:value="83.4666666666667" calcext:value-type="float">
            <text:p>83.4666666666667</text:p>
          </table:table-cell>
          <table:table-cell table:formula="of:=AVERAGE([.Q42:.Q47])" office:value-type="float" office:value="1.2" calcext:value-type="float">
            <text:p>1.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68.8" calcext:value-type="float">
            <text:p>68.8</text:p>
          </table:table-cell>
          <table:table-cell office:value-type="float" office:value="1" calcext:value-type="float">
            <text:p>1</text:p>
          </table:table-cell>
          <table:table-cell office:value-type="float" office:value="106.7" calcext:value-type="float">
            <text:p>106.7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VERAGE([.B50:.B55])" office:value-type="float" office:value="60" calcext:value-type="float">
            <text:p>60</text:p>
          </table:table-cell>
          <table:table-cell table:formula="of:=AVERAGE([.C50:.C55])" office:value-type="float" office:value="0.9" calcext:value-type="float">
            <text:p>0.9</text:p>
          </table:table-cell>
          <table:table-cell table:formula="of:=AVERAGE([.D50:.D55])" office:value-type="float" office:value="61.1" calcext:value-type="float">
            <text:p>61.1</text:p>
          </table:table-cell>
          <table:table-cell table:formula="of:=AVERAGE([.E50:.E55])" office:value-type="float" office:value="0.9" calcext:value-type="float">
            <text:p>0.9</text:p>
          </table:table-cell>
          <table:table-cell table:formula="of:=AVERAGE([.F50:.F55])" office:value-type="float" office:value="61.1166666666667" calcext:value-type="float">
            <text:p>61.1166666666667</text:p>
          </table:table-cell>
          <table:table-cell table:formula="of:=AVERAGE([.G50:.G55])" office:value-type="float" office:value="0.9" calcext:value-type="float">
            <text:p>0.9</text:p>
          </table:table-cell>
          <table:table-cell table:formula="of:=AVERAGE([.H50:.H55])" office:value-type="float" office:value="62.7" calcext:value-type="float">
            <text:p>62.7</text:p>
          </table:table-cell>
          <table:table-cell table:formula="of:=AVERAGE([.I50:.I55])" office:value-type="float" office:value="0.9" calcext:value-type="float">
            <text:p>0.9</text:p>
          </table:table-cell>
          <table:table-cell table:formula="of:=AVERAGE([.J50:.J55])" office:value-type="float" office:value="78.8833333333333" calcext:value-type="float">
            <text:p>78.8833333333333</text:p>
          </table:table-cell>
          <table:table-cell table:formula="of:=AVERAGE([.K50:.K55])" office:value-type="float" office:value="1" calcext:value-type="float">
            <text:p>1</text:p>
          </table:table-cell>
          <table:table-cell table:formula="of:=AVERAGE([.L50:.L55])" office:value-type="float" office:value="78.15" calcext:value-type="float">
            <text:p>78.15</text:p>
          </table:table-cell>
          <table:table-cell table:formula="of:=AVERAGE([.M50:.M55])" office:value-type="float" office:value="1" calcext:value-type="float">
            <text:p>1</text:p>
          </table:table-cell>
          <table:table-cell table:formula="of:=AVERAGE([.N50:.N55])" office:value-type="float" office:value="87.8" calcext:value-type="float">
            <text:p>87.8</text:p>
          </table:table-cell>
          <table:table-cell table:formula="of:=AVERAGE([.O50:.O55])" office:value-type="float" office:value="1.2" calcext:value-type="float">
            <text:p>1.2</text:p>
          </table:table-cell>
          <table:table-cell table:formula="of:=AVERAGE([.P50:.P55])" office:value-type="float" office:value="84.45" calcext:value-type="float">
            <text:p>84.45</text:p>
          </table:table-cell>
          <table:table-cell table:formula="of:=AVERAGE([.Q50:.Q55])" office:value-type="float" office:value="1.2" calcext:value-type="float">
            <text:p>1.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26.7" calcext:value-type="float">
            <text:p>26.7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94.1" calcext:value-type="float">
            <text:p>94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68.8" calcext:value-type="float">
            <text:p>68.8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5" calcext:value-type="float">
            <text:p>7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58:.B63])" office:value-type="float" office:value="54.4333333333333" calcext:value-type="float">
            <text:p>54.4333333333333</text:p>
          </table:table-cell>
          <table:table-cell table:formula="of:=AVERAGE([.C58:.C63])" office:value-type="float" office:value="0.9" calcext:value-type="float">
            <text:p>0.9</text:p>
          </table:table-cell>
          <table:table-cell table:formula="of:=AVERAGE([.D58:.D63])" office:value-type="float" office:value="55.4" calcext:value-type="float">
            <text:p>55.4</text:p>
          </table:table-cell>
          <table:table-cell table:formula="of:=AVERAGE([.E58:.E63])" office:value-type="float" office:value="0.9" calcext:value-type="float">
            <text:p>0.9</text:p>
          </table:table-cell>
          <table:table-cell table:formula="of:=AVERAGE([.F58:.F63])" office:value-type="float" office:value="59.35" calcext:value-type="float">
            <text:p>59.35</text:p>
          </table:table-cell>
          <table:table-cell table:formula="of:=AVERAGE([.G58:.G63])" office:value-type="float" office:value="0.9" calcext:value-type="float">
            <text:p>0.9</text:p>
          </table:table-cell>
          <table:table-cell table:formula="of:=AVERAGE([.H58:.H63])" office:value-type="float" office:value="58.1166666666667" calcext:value-type="float">
            <text:p>58.1166666666667</text:p>
          </table:table-cell>
          <table:table-cell table:formula="of:=AVERAGE([.I58:.I63])" office:value-type="float" office:value="0.9" calcext:value-type="float">
            <text:p>0.9</text:p>
          </table:table-cell>
          <table:table-cell table:formula="of:=AVERAGE([.J58:.J63])" office:value-type="float" office:value="89.0166666666667" calcext:value-type="float">
            <text:p>89.0166666666667</text:p>
          </table:table-cell>
          <table:table-cell table:formula="of:=AVERAGE([.K58:.K63])" office:value-type="float" office:value="1" calcext:value-type="float">
            <text:p>1</text:p>
          </table:table-cell>
          <table:table-cell table:formula="of:=AVERAGE([.L58:.L63])" office:value-type="float" office:value="86.6666666666667" calcext:value-type="float">
            <text:p>86.6666666666667</text:p>
          </table:table-cell>
          <table:table-cell table:formula="of:=AVERAGE([.M58:.M63])" office:value-type="float" office:value="1" calcext:value-type="float">
            <text:p>1</text:p>
          </table:table-cell>
          <table:table-cell table:formula="of:=AVERAGE([.N58:.N63])" office:value-type="float" office:value="89.34" calcext:value-type="float">
            <text:p>89.34</text:p>
          </table:table-cell>
          <table:table-cell table:formula="of:=AVERAGE([.O58:.O63])" office:value-type="float" office:value="1.2" calcext:value-type="float">
            <text:p>1.2</text:p>
          </table:table-cell>
          <table:table-cell table:formula="of:=AVERAGE([.P58:.P63])" office:value-type="float" office:value="81.66" calcext:value-type="float">
            <text:p>81.66</text:p>
          </table:table-cell>
          <table:table-cell table:formula="of:=AVERAGE([.Q58:.Q63])" office:value-type="float" office:value="1.2" calcext:value-type="float">
            <text:p>1.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.2" calcext:value-type="float">
            <text:p>1.2</text:p>
          </table:table-cell>
          <table:table-cell office:value-type="float" office:value="66.7" calcext:value-type="float">
            <text:p>66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VERAGE([.B66:.B71])" office:value-type="float" office:value="57.7666666666667" calcext:value-type="float">
            <text:p>57.7666666666667</text:p>
          </table:table-cell>
          <table:table-cell table:formula="of:=AVERAGE([.C66:.C71])" office:value-type="float" office:value="0.9" calcext:value-type="float">
            <text:p>0.9</text:p>
          </table:table-cell>
          <table:table-cell table:formula="of:=AVERAGE([.D66:.D71])" office:value-type="float" office:value="62.2333333333333" calcext:value-type="float">
            <text:p>62.2333333333333</text:p>
          </table:table-cell>
          <table:table-cell table:formula="of:=AVERAGE([.E66:.E71])" office:value-type="float" office:value="0.9" calcext:value-type="float">
            <text:p>0.9</text:p>
          </table:table-cell>
          <table:table-cell table:formula="of:=AVERAGE([.F66:.F71])" office:value-type="float" office:value="55.5333333333333" calcext:value-type="float">
            <text:p>55.5333333333333</text:p>
          </table:table-cell>
          <table:table-cell table:formula="of:=AVERAGE([.G66:.G71])" office:value-type="float" office:value="0.9" calcext:value-type="float">
            <text:p>0.9</text:p>
          </table:table-cell>
          <table:table-cell table:formula="of:=AVERAGE([.H66:.H71])" office:value-type="float" office:value="54.9833333333333" calcext:value-type="float">
            <text:p>54.9833333333333</text:p>
          </table:table-cell>
          <table:table-cell table:formula="of:=AVERAGE([.I66:.I71])" office:value-type="float" office:value="0.9" calcext:value-type="float">
            <text:p>0.9</text:p>
          </table:table-cell>
          <table:table-cell table:formula="of:=AVERAGE([.J66:.J71])" office:value-type="float" office:value="86.66" calcext:value-type="float">
            <text:p>86.66</text:p>
          </table:table-cell>
          <table:table-cell table:formula="of:=AVERAGE([.K66:.K71])" office:value-type="float" office:value="1" calcext:value-type="float">
            <text:p>1</text:p>
          </table:table-cell>
          <table:table-cell table:formula="of:=AVERAGE([.L66:.L71])" office:value-type="float" office:value="80" calcext:value-type="float">
            <text:p>80</text:p>
          </table:table-cell>
          <table:table-cell table:formula="of:=AVERAGE([.M66:.M71])" office:value-type="float" office:value="1" calcext:value-type="float">
            <text:p>1</text:p>
          </table:table-cell>
          <table:table-cell table:formula="of:=AVERAGE([.N66:.N71])" office:value-type="float" office:value="90.15" calcext:value-type="float">
            <text:p>90.15</text:p>
          </table:table-cell>
          <table:table-cell table:formula="of:=AVERAGE([.O66:.O71])" office:value-type="float" office:value="1.2" calcext:value-type="float">
            <text:p>1.2</text:p>
          </table:table-cell>
          <table:table-cell table:formula="of:=AVERAGE([.P66:.P71])" office:value-type="float" office:value="77.7666666666667" calcext:value-type="float">
            <text:p>77.7666666666667</text:p>
          </table:table-cell>
          <table:table-cell table:formula="of:=AVERAGE([.Q66:.Q71])" office:value-type="float" office:value="1.2" calcext:value-type="float">
            <text:p>1.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81.2" calcext:value-type="float">
            <text:p>81.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2.5" calcext:value-type="float">
            <text:p>62.5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74:.B79])" office:value-type="float" office:value="61.5333333333333" calcext:value-type="float">
            <text:p>61.5333333333333</text:p>
          </table:table-cell>
          <table:table-cell table:formula="of:=AVERAGE([.C74:.C79])" office:value-type="float" office:value="0.9" calcext:value-type="float">
            <text:p>0.9</text:p>
          </table:table-cell>
          <table:table-cell table:formula="of:=AVERAGE([.D74:.D79])" office:value-type="float" office:value="61.3833333333333" calcext:value-type="float">
            <text:p>61.3833333333333</text:p>
          </table:table-cell>
          <table:table-cell table:formula="of:=AVERAGE([.E74:.E79])" office:value-type="float" office:value="0.9" calcext:value-type="float">
            <text:p>0.9</text:p>
          </table:table-cell>
          <table:table-cell table:formula="of:=AVERAGE([.F74:.F79])" office:value-type="float" office:value="58.8666666666667" calcext:value-type="float">
            <text:p>58.8666666666667</text:p>
          </table:table-cell>
          <table:table-cell table:formula="of:=AVERAGE([.G74:.G79])" office:value-type="float" office:value="0.9" calcext:value-type="float">
            <text:p>0.9</text:p>
          </table:table-cell>
          <table:table-cell table:formula="of:=AVERAGE([.H74:.H79])" office:value-type="float" office:value="56.5833333333333" calcext:value-type="float">
            <text:p>56.5833333333333</text:p>
          </table:table-cell>
          <table:table-cell table:formula="of:=AVERAGE([.I74:.I79])" office:value-type="float" office:value="0.9" calcext:value-type="float">
            <text:p>0.9</text:p>
          </table:table-cell>
          <table:table-cell table:formula="of:=AVERAGE([.J74:.J79])" office:value-type="float" office:value="84.5833333333333" calcext:value-type="float">
            <text:p>84.5833333333333</text:p>
          </table:table-cell>
          <table:table-cell table:formula="of:=AVERAGE([.K74:.K79])" office:value-type="float" office:value="1" calcext:value-type="float">
            <text:p>1</text:p>
          </table:table-cell>
          <table:table-cell table:formula="of:=AVERAGE([.L74:.L79])" office:value-type="float" office:value="78.2166666666667" calcext:value-type="float">
            <text:p>78.2166666666667</text:p>
          </table:table-cell>
          <table:table-cell table:formula="of:=AVERAGE([.M74:.M79])" office:value-type="float" office:value="1" calcext:value-type="float">
            <text:p>1</text:p>
          </table:table-cell>
          <table:table-cell table:formula="of:=AVERAGE([.N74:.N79])" office:value-type="float" office:value="86.6833333333333" calcext:value-type="float">
            <text:p>86.6833333333333</text:p>
          </table:table-cell>
          <table:table-cell table:formula="of:=AVERAGE([.O74:.O79])" office:value-type="float" office:value="1.2" calcext:value-type="float">
            <text:p>1.2</text:p>
          </table:table-cell>
          <table:table-cell table:formula="of:=AVERAGE([.P74:.P79])" office:value-type="float" office:value="83.55" calcext:value-type="float">
            <text:p>83.55</text:p>
          </table:table-cell>
          <table:table-cell table:formula="of:=AVERAGE([.Q74:.Q79])" office:value-type="float" office:value="1.23333333333333" calcext:value-type="float">
            <text:p>1.2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4:29:57.664617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3" meta:cell-count="136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6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21cm" svg:y="0.316cm" chart:style-name="ch2">
          <text:p>Bandwidth w/delay, all</text:p>
        </chart:title>
        <chart:legend chart:legend-position="end" svg:x="14.292cm" svg:y="3.454cm" style:legend-expansion="high" chart:style-name="ch3"/>
        <chart:plot-area chart:style-name="ch4" table:cell-range-address="'Compiled bandwidth'.A2:'Compiled bandwidth'.E12" chart:data-source-has-labels="both" svg:x="1.331cm" svg:y="1.275cm" svg:width="12.641cm" svg:height="6.564cm">
          <chartooo:coordinate-region svg:x="1.952cm" svg:y="1.474cm" svg:width="12.02cm" svg:height="5.718cm"/>
          <chart:axis chart:dimension="x" chart:name="primary-x" chart:style-name="ch5" chartooo:axis-type="auto">
            <chartooo:date-scale/>
            <chart:title svg:x="6.906cm" svg:y="8.019cm" chart:style-name="ch6">
              <text:p>Iperf3 run</text:p>
            </chart:title>
            <chart:categories table:cell-range-address="'Compiled bandwidth'.A3:'Compiled bandwidth'.A12"/>
          </chart:axis>
          <chart:axis chart:dimension="y" chart:name="primary-y" chart:style-name="ch7">
            <chart:title svg:x="0.451cm" svg:y="5.871cm" chart:style-name="ch8">
              <text:p>Bandwidth (Mb/s)</text:p>
            </chart:title>
            <chart:grid chart:style-name="ch9" chart:class="major"/>
          </chart:axis>
          <chart:series chart:style-name="ch10" chart:values-cell-range-address="'Compiled bandwidth'.B3:'Compiled bandwidth'.B12" chart:label-cell-address="'Compiled bandwidth'.B2:'Compiled bandwidth'.B2" chart:class="chart:bar">
            <chart:data-point chart:repeated="10"/>
          </chart:series>
          <chart:series chart:style-name="ch11" chart:values-cell-range-address="'Compiled bandwidth'.C3:'Compiled bandwidth'.C12" chart:label-cell-address="'Compiled bandwidth'.C2:'Compiled bandwidth'.C2" chart:class="chart:bar">
            <chart:data-point chart:repeated="10"/>
          </chart:series>
          <chart:series chart:style-name="ch12" chart:values-cell-range-address="'Compiled bandwidth'.D3:'Compiled bandwidth'.D12" chart:label-cell-address="'Compiled bandwidth'.D2:'Compiled bandwidth'.D2" chart:class="chart:bar">
            <chart:data-point chart:repeated="10"/>
          </chart:series>
          <chart:series chart:style-name="ch13" chart:values-cell-range-address="'Compiled bandwidth'.E3:'Compiled bandwidth'.E12" chart:label-cell-address="'Compiled bandwidth'.E2:'Compiled bandwidth'.E2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M</text:p>
                <draw:g>
                  <svg:desc>'Compiled bandwidth'.B2:'Compiled bandwidth'.B2</svg:desc>
                </draw:g>
              </table:table-cell>
              <table:table-cell office:value-type="string">
                <text:p>HFP</text:p>
                <draw:g>
                  <svg:desc>'Compiled bandwidth'.C2:'Compiled bandwidth'.C2</svg:desc>
                </draw:g>
              </table:table-cell>
              <table:table-cell office:value-type="string">
                <text:p>PCAP</text:p>
                <draw:g>
                  <svg:desc>'Compiled bandwidth'.D2:'Compiled bandwidth'.D2</svg:desc>
                </draw:g>
              </table:table-cell>
              <table:table-cell office:value-type="string">
                <text:p>INT</text:p>
                <draw:g>
                  <svg:desc>'Compiled bandwidth'.E2:'Compiled bandwidth'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mpiled bandwidth'.A3:'Compiled bandwidth'.A12</svg:desc>
                </draw:g>
              </table:table-cell>
              <table:table-cell office:value-type="float" office:value="14.245927945387">
                <text:p>14.245927945387</text:p>
                <draw:g>
                  <svg:desc>'Compiled bandwidth'.B3:'Compiled bandwidth'.B12</svg:desc>
                </draw:g>
              </table:table-cell>
              <table:table-cell office:value-type="float" office:value="14.813301069589">
                <text:p>14.813301069589</text:p>
                <draw:g>
                  <svg:desc>'Compiled bandwidth'.C3:'Compiled bandwidth'.C12</svg:desc>
                </draw:g>
              </table:table-cell>
              <table:table-cell office:value-type="float" office:value="10.441486918792">
                <text:p>10.441486918792</text:p>
                <draw:g>
                  <svg:desc>'Compiled bandwidth'.D3:'Compiled bandwidth'.D12</svg:desc>
                </draw:g>
              </table:table-cell>
              <table:table-cell office:value-type="float" office:value="1.469225925531">
                <text:p>1.469225925531</text:p>
                <draw:g>
                  <svg:desc>'Compiled bandwidth'.E3:'Compiled bandwidth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.422546875919">
                <text:p>14.422546875919</text:p>
              </table:table-cell>
              <table:table-cell office:value-type="float" office:value="14.155030774431">
                <text:p>14.155030774431</text:p>
              </table:table-cell>
              <table:table-cell office:value-type="float" office:value="10.312720474347">
                <text:p>10.312720474347</text:p>
              </table:table-cell>
              <table:table-cell office:value-type="float" office:value="15.285260213509">
                <text:p>15.2852602135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.065101518017">
                <text:p>14.065101518017</text:p>
              </table:table-cell>
              <table:table-cell office:value-type="float" office:value="14.23516143901">
                <text:p>14.23516143901</text:p>
              </table:table-cell>
              <table:table-cell office:value-type="float" office:value="8.859720814059">
                <text:p>8.859720814059</text:p>
              </table:table-cell>
              <table:table-cell office:value-type="float" office:value="15.240792811041">
                <text:p>15.2407928110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386036989644">
                <text:p>14.386036989644</text:p>
              </table:table-cell>
              <table:table-cell office:value-type="float" office:value="14.231237415794">
                <text:p>14.231237415794</text:p>
              </table:table-cell>
              <table:table-cell office:value-type="float" office:value="8.468482640386">
                <text:p>8.468482640386</text:p>
              </table:table-cell>
              <table:table-cell office:value-type="float" office:value="14.715227333002">
                <text:p>14.7152273330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.33845529801">
                <text:p>15.33845529801</text:p>
              </table:table-cell>
              <table:table-cell office:value-type="float" office:value="14.249169723715">
                <text:p>14.249169723715</text:p>
              </table:table-cell>
              <table:table-cell office:value-type="float" office:value="9.420618793181">
                <text:p>9.420618793181</text:p>
              </table:table-cell>
              <table:table-cell office:value-type="float" office:value="14.94316042096">
                <text:p>14.943160420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.121045081593">
                <text:p>15.121045081593</text:p>
              </table:table-cell>
              <table:table-cell office:value-type="float" office:value="14.207220087574">
                <text:p>14.207220087574</text:p>
              </table:table-cell>
              <table:table-cell office:value-type="float" office:value="9.059245573356">
                <text:p>9.059245573356</text:p>
              </table:table-cell>
              <table:table-cell office:value-type="float" office:value="15.52446443507">
                <text:p>15.524464435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.023382375316">
                <text:p>15.023382375316</text:p>
              </table:table-cell>
              <table:table-cell office:value-type="float" office:value="14.390715622515">
                <text:p>14.390715622515</text:p>
              </table:table-cell>
              <table:table-cell office:value-type="float" office:value="9.108779354264">
                <text:p>9.108779354264</text:p>
              </table:table-cell>
              <table:table-cell office:value-type="float" office:value="14.607904180066">
                <text:p>14.6079041800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.419397958834">
                <text:p>14.419397958834</text:p>
              </table:table-cell>
              <table:table-cell office:value-type="float" office:value="14.224611778258">
                <text:p>14.224611778258</text:p>
              </table:table-cell>
              <table:table-cell office:value-type="float" office:value="9.744671910584">
                <text:p>9.744671910584</text:p>
              </table:table-cell>
              <table:table-cell office:value-type="float" office:value="15.230223087498">
                <text:p>15.2302230874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.506839893074">
                <text:p>14.506839893074</text:p>
              </table:table-cell>
              <table:table-cell office:value-type="float" office:value="14.332318775521">
                <text:p>14.332318775521</text:p>
              </table:table-cell>
              <table:table-cell office:value-type="float" office:value="9.212725538736">
                <text:p>9.212725538736</text:p>
              </table:table-cell>
              <table:table-cell office:value-type="float" office:value="14.837233075914">
                <text:p>14.8372330759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202366239624">
                <text:p>14.202366239624</text:p>
              </table:table-cell>
              <table:table-cell office:value-type="float" office:value="14.23170877515">
                <text:p>14.23170877515</text:p>
              </table:table-cell>
              <table:table-cell office:value-type="float" office:value="1.45062880468">
                <text:p>1.45062880468</text:p>
              </table:table-cell>
              <table:table-cell office:value-type="float" office:value="15.11030643495">
                <text:p>15.11030643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6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5cm" svg:y="0.316cm" chart:style-name="ch2">
          <text:p>Bandwidth w/o delay, all</text:p>
        </chart:title>
        <chart:legend chart:legend-position="end" svg:x="14.292cm" svg:y="3.454cm" style:legend-expansion="high" chart:style-name="ch3"/>
        <chart:plot-area chart:style-name="ch4" table:cell-range-address="'Compiled bandwidth'.A24:'Compiled bandwidth'.E34" chart:data-source-has-labels="both" svg:x="1.331cm" svg:y="1.275cm" svg:width="12.641cm" svg:height="6.564cm">
          <chartooo:coordinate-region svg:x="1.952cm" svg:y="1.474cm" svg:width="12.02cm" svg:height="5.718cm"/>
          <chart:axis chart:dimension="x" chart:name="primary-x" chart:style-name="ch5" chartooo:axis-type="auto">
            <chartooo:date-scale/>
            <chart:title svg:x="6.906cm" svg:y="8.019cm" chart:style-name="ch6">
              <text:p>Iperf3 run</text:p>
            </chart:title>
            <chart:categories table:cell-range-address="'Compiled bandwidth'.A25:'Compiled bandwidth'.A34"/>
          </chart:axis>
          <chart:axis chart:dimension="y" chart:name="primary-y" chart:style-name="ch7">
            <chart:title svg:x="0.451cm" svg:y="5.871cm" chart:style-name="ch8">
              <text:p>Bandwidth (Mb/s)</text:p>
            </chart:title>
            <chart:grid chart:style-name="ch9" chart:class="major"/>
          </chart:axis>
          <chart:series chart:style-name="ch10" chart:values-cell-range-address="'Compiled bandwidth'.B25:'Compiled bandwidth'.B34" chart:label-cell-address="'Compiled bandwidth'.B24:'Compiled bandwidth'.B24" chart:class="chart:bar">
            <chart:data-point chart:repeated="10"/>
          </chart:series>
          <chart:series chart:style-name="ch11" chart:values-cell-range-address="'Compiled bandwidth'.C25:'Compiled bandwidth'.C34" chart:label-cell-address="'Compiled bandwidth'.C24:'Compiled bandwidth'.C24" chart:class="chart:bar">
            <chart:data-point chart:repeated="10"/>
          </chart:series>
          <chart:series chart:style-name="ch12" chart:values-cell-range-address="'Compiled bandwidth'.D25:'Compiled bandwidth'.D34" chart:label-cell-address="'Compiled bandwidth'.D24:'Compiled bandwidth'.D24" chart:class="chart:bar">
            <chart:data-point chart:repeated="10"/>
          </chart:series>
          <chart:series chart:style-name="ch13" chart:values-cell-range-address="'Compiled bandwidth'.E25:'Compiled bandwidth'.E34" chart:label-cell-address="'Compiled bandwidth'.E24:'Compiled bandwidth'.E24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M</text:p>
                <draw:g>
                  <svg:desc>'Compiled bandwidth'.B24:'Compiled bandwidth'.B24</svg:desc>
                </draw:g>
              </table:table-cell>
              <table:table-cell office:value-type="string">
                <text:p>HFP</text:p>
                <draw:g>
                  <svg:desc>'Compiled bandwidth'.C24:'Compiled bandwidth'.C24</svg:desc>
                </draw:g>
              </table:table-cell>
              <table:table-cell office:value-type="string">
                <text:p>PCAP</text:p>
                <draw:g>
                  <svg:desc>'Compiled bandwidth'.D24:'Compiled bandwidth'.D24</svg:desc>
                </draw:g>
              </table:table-cell>
              <table:table-cell office:value-type="string">
                <text:p>INT</text:p>
                <draw:g>
                  <svg:desc>'Compiled bandwidth'.E24:'Compiled bandwidth'.E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mpiled bandwidth'.A25:'Compiled bandwidth'.A34</svg:desc>
                </draw:g>
              </table:table-cell>
              <table:table-cell office:value-type="float" office:value="15.075103579969">
                <text:p>15.075103579969</text:p>
                <draw:g>
                  <svg:desc>'Compiled bandwidth'.B25:'Compiled bandwidth'.B34</svg:desc>
                </draw:g>
              </table:table-cell>
              <table:table-cell office:value-type="float" office:value="15.001838534144">
                <text:p>15.001838534144</text:p>
                <draw:g>
                  <svg:desc>'Compiled bandwidth'.C25:'Compiled bandwidth'.C34</svg:desc>
                </draw:g>
              </table:table-cell>
              <table:table-cell office:value-type="float" office:value="10.573002109637">
                <text:p>10.573002109637</text:p>
                <draw:g>
                  <svg:desc>'Compiled bandwidth'.D25:'Compiled bandwidth'.D34</svg:desc>
                </draw:g>
              </table:table-cell>
              <table:table-cell office:value-type="float" office:value="14.880861549285">
                <text:p>14.880861549285</text:p>
                <draw:g>
                  <svg:desc>'Compiled bandwidth'.E25:'Compiled bandwidth'.E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.039442088495">
                <text:p>15.039442088495</text:p>
              </table:table-cell>
              <table:table-cell office:value-type="float" office:value="15.091484263548">
                <text:p>15.091484263548</text:p>
              </table:table-cell>
              <table:table-cell office:value-type="float" office:value="9.004520058929">
                <text:p>9.004520058929</text:p>
              </table:table-cell>
              <table:table-cell office:value-type="float" office:value="13.060508994417">
                <text:p>13.0605089944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.277223280753">
                <text:p>15.277223280753</text:p>
              </table:table-cell>
              <table:table-cell office:value-type="float" office:value="14.728997745766">
                <text:p>14.728997745766</text:p>
              </table:table-cell>
              <table:table-cell office:value-type="float" office:value="9.988229609158">
                <text:p>9.988229609158</text:p>
              </table:table-cell>
              <table:table-cell office:value-type="float" office:value="14.711330045577">
                <text:p>14.7113300455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557566764955">
                <text:p>14.557566764955</text:p>
              </table:table-cell>
              <table:table-cell office:value-type="float" office:value="14.232855595551">
                <text:p>14.232855595551</text:p>
              </table:table-cell>
              <table:table-cell office:value-type="float" office:value="8.805316724293">
                <text:p>8.805316724293</text:p>
              </table:table-cell>
              <table:table-cell office:value-type="float" office:value="14.600799300067">
                <text:p>14.6007993000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.265816057984">
                <text:p>15.265816057984</text:p>
              </table:table-cell>
              <table:table-cell office:value-type="float" office:value="14.816871800776">
                <text:p>14.816871800776</text:p>
              </table:table-cell>
              <table:table-cell office:value-type="float" office:value="8.651172742536">
                <text:p>8.651172742536</text:p>
              </table:table-cell>
              <table:table-cell office:value-type="float" office:value="14.711687552888">
                <text:p>14.7116875528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.474401725523">
                <text:p>15.474401725523</text:p>
              </table:table-cell>
              <table:table-cell office:value-type="float" office:value="14.53404800971">
                <text:p>14.53404800971</text:p>
              </table:table-cell>
              <table:table-cell office:value-type="float" office:value="8.396383120166">
                <text:p>8.396383120166</text:p>
              </table:table-cell>
              <table:table-cell office:value-type="float" office:value="13.993656201577">
                <text:p>13.99365620157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.26328903969">
                <text:p>15.26328903969</text:p>
              </table:table-cell>
              <table:table-cell office:value-type="float" office:value="15.009089004332">
                <text:p>15.009089004332</text:p>
              </table:table-cell>
              <table:table-cell office:value-type="float" office:value="9.007217590806">
                <text:p>9.007217590806</text:p>
              </table:table-cell>
              <table:table-cell office:value-type="float" office:value="13.957144648382">
                <text:p>13.9571446483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.137652507189">
                <text:p>14.137652507189</text:p>
              </table:table-cell>
              <table:table-cell office:value-type="float" office:value="14.274826112862">
                <text:p>14.274826112862</text:p>
              </table:table-cell>
              <table:table-cell office:value-type="float" office:value="9.484113621605">
                <text:p>9.484113621605</text:p>
              </table:table-cell>
              <table:table-cell office:value-type="float" office:value="14.538675270438">
                <text:p>14.5386752704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.68010411431">
                <text:p>14.68010411431</text:p>
              </table:table-cell>
              <table:table-cell office:value-type="float" office:value="13.453066028755">
                <text:p>13.453066028755</text:p>
              </table:table-cell>
              <table:table-cell office:value-type="float" office:value="9.09941492635">
                <text:p>9.09941492635</text:p>
              </table:table-cell>
              <table:table-cell office:value-type="float" office:value="14.45363978258">
                <text:p>14.453639782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073026013692">
                <text:p>15.073026013692</text:p>
              </table:table-cell>
              <table:table-cell office:value-type="float" office:value="13.898815763981">
                <text:p>13.898815763981</text:p>
              </table:table-cell>
              <table:table-cell office:value-type="float" office:value="9.148944959245">
                <text:p>9.148944959245</text:p>
              </table:table-cell>
              <table:table-cell office:value-type="float" office:value="14.879040605198">
                <text:p>14.8790406051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6" chart:interval-major="1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26cm" svg:y="0.316cm" chart:style-name="ch2">
          <text:p>No Monitoring, with and without delay</text:p>
        </chart:title>
        <chart:legend chart:legend-position="end" svg:x="14.425cm" svg:y="3.952cm" style:legend-expansion="high" chart:style-name="ch3"/>
        <chart:plot-area chart:style-name="ch4" table:cell-range-address="'Each method compared'.A1:'Each method compared'.C11" chart:data-source-has-labels="both" svg:x="1.331cm" svg:y="1.275cm" svg:width="12.774cm" svg:height="6.564cm">
          <chartooo:coordinate-region svg:x="1.952cm" svg:y="1.474cm" svg:width="12.153cm" svg:height="5.718cm"/>
          <chart:axis chart:dimension="x" chart:name="primary-x" chart:style-name="ch5" chartooo:axis-type="auto">
            <chartooo:date-scale/>
            <chart:title svg:x="6.973cm" svg:y="8.019cm" chart:style-name="ch6">
              <text:p>Iperf3 run</text:p>
            </chart:title>
            <chart:categories table:cell-range-address="'Each method compared'.A2:'Each method compared'.A11"/>
          </chart:axis>
          <chart:axis chart:dimension="y" chart:name="primary-y" chart:style-name="ch7">
            <chart:title svg:x="0.451cm" svg:y="5.871cm" chart:style-name="ch8">
              <text:p>Bandwidth (Mb/s)</text:p>
            </chart:title>
            <chart:grid chart:style-name="ch9" chart:class="major"/>
          </chart:axis>
          <chart:series chart:style-name="ch10" chart:values-cell-range-address="'Each method compared'.B2:'Each method compared'.B11" chart:label-cell-address="'Each method compared'.B1:'Each method compared'.B1" chart:class="chart:bar">
            <chart:data-point chart:repeated="10"/>
          </chart:series>
          <chart:series chart:style-name="ch11" chart:values-cell-range-address="'Each method compared'.C2:'Each method compared'.C11" chart:label-cell-address="'Each method compared'.C1:'Each method compared'.C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M</text:p>
                <draw:g>
                  <svg:desc>'Each method compared'.B1:'Each method compared'.B1</svg:desc>
                </draw:g>
              </table:table-cell>
              <table:table-cell office:value-type="string">
                <text:p>NM.d</text:p>
                <draw:g>
                  <svg:desc>'Each method compared'.C1:'Each method compared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ach method compared'.A2:'Each method compared'.A11</svg:desc>
                </draw:g>
              </table:table-cell>
              <table:table-cell office:value-type="float" office:value="15.075103579969">
                <text:p>15.075103579969</text:p>
                <draw:g>
                  <svg:desc>'Each method compared'.B2:'Each method compared'.B11</svg:desc>
                </draw:g>
              </table:table-cell>
              <table:table-cell office:value-type="float" office:value="14.245927945387">
                <text:p>14.245927945387</text:p>
                <draw:g>
                  <svg:desc>'Each method compared'.C2:'Each method compared'.C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.039442088495">
                <text:p>15.039442088495</text:p>
              </table:table-cell>
              <table:table-cell office:value-type="float" office:value="14.422546875919">
                <text:p>14.4225468759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.277223280753">
                <text:p>15.277223280753</text:p>
              </table:table-cell>
              <table:table-cell office:value-type="float" office:value="14.065101518017">
                <text:p>14.0651015180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557566764955">
                <text:p>14.557566764955</text:p>
              </table:table-cell>
              <table:table-cell office:value-type="float" office:value="14.386036989644">
                <text:p>14.3860369896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.265816057984">
                <text:p>15.265816057984</text:p>
              </table:table-cell>
              <table:table-cell office:value-type="float" office:value="15.33845529801">
                <text:p>15.338455298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.474401725523">
                <text:p>15.474401725523</text:p>
              </table:table-cell>
              <table:table-cell office:value-type="float" office:value="15.121045081593">
                <text:p>15.1210450815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.26328903969">
                <text:p>15.26328903969</text:p>
              </table:table-cell>
              <table:table-cell office:value-type="float" office:value="15.023382375316">
                <text:p>15.0233823753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.137652507189">
                <text:p>14.137652507189</text:p>
              </table:table-cell>
              <table:table-cell office:value-type="float" office:value="14.419397958834">
                <text:p>14.41939795883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.68010411431">
                <text:p>14.68010411431</text:p>
              </table:table-cell>
              <table:table-cell office:value-type="float" office:value="14.506839893074">
                <text:p>14.5068398930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073026013692">
                <text:p>15.073026013692</text:p>
              </table:table-cell>
              <table:table-cell office:value-type="float" office:value="14.202366239624">
                <text:p>14.2023662396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6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38cm" svg:y="0.316cm" chart:style-name="ch2">
          <text:p>High Frequency Ping, with and without delay</text:p>
        </chart:title>
        <chart:legend chart:legend-position="end" svg:x="14.266cm" svg:y="3.952cm" style:legend-expansion="high" chart:style-name="ch3"/>
        <chart:plot-area chart:style-name="ch4" table:cell-range-address="'Each method compared'.D1:'Each method compared'.F11" chart:data-source-has-labels="both" svg:x="1.331cm" svg:y="1.275cm" svg:width="12.615cm" svg:height="6.564cm">
          <chartooo:coordinate-region svg:x="1.952cm" svg:y="1.474cm" svg:width="11.994cm" svg:height="5.718cm"/>
          <chart:axis chart:dimension="x" chart:name="primary-x" chart:style-name="ch5" chartooo:axis-type="auto">
            <chartooo:date-scale/>
            <chart:title svg:x="6.893cm" svg:y="8.019cm" chart:style-name="ch6">
              <text:p>Iperf3 run</text:p>
            </chart:title>
            <chart:categories table:cell-range-address="'Each method compared'.D2:'Each method compared'.D11"/>
          </chart:axis>
          <chart:axis chart:dimension="y" chart:name="primary-y" chart:style-name="ch7">
            <chart:title svg:x="0.451cm" svg:y="5.871cm" chart:style-name="ch8">
              <text:p>Bandwidth (Mb/s)</text:p>
            </chart:title>
            <chart:grid chart:style-name="ch9" chart:class="major"/>
          </chart:axis>
          <chart:series chart:style-name="ch10" chart:values-cell-range-address="'Each method compared'.E2:'Each method compared'.E11" chart:label-cell-address="'Each method compared'.E1:'Each method compared'.E1" chart:class="chart:bar">
            <chart:data-point chart:repeated="10"/>
          </chart:series>
          <chart:series chart:style-name="ch11" chart:values-cell-range-address="'Each method compared'.F2:'Each method compared'.F11" chart:label-cell-address="'Each method compared'.F1:'Each method compared'.F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FP</text:p>
                <draw:g>
                  <svg:desc>'Each method compared'.E1:'Each method compared'.E1</svg:desc>
                </draw:g>
              </table:table-cell>
              <table:table-cell office:value-type="string">
                <text:p>HFP.d</text:p>
                <draw:g>
                  <svg:desc>'Each method compared'.F1:'Each method compared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ach method compared'.D2:'Each method compared'.D11</svg:desc>
                </draw:g>
              </table:table-cell>
              <table:table-cell office:value-type="float" office:value="15.001838534144">
                <text:p>15.001838534144</text:p>
                <draw:g>
                  <svg:desc>'Each method compared'.E2:'Each method compared'.E11</svg:desc>
                </draw:g>
              </table:table-cell>
              <table:table-cell office:value-type="float" office:value="14.813301069589">
                <text:p>14.813301069589</text:p>
                <draw:g>
                  <svg:desc>'Each method compared'.F2:'Each method compared'.F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.091484263548">
                <text:p>15.091484263548</text:p>
              </table:table-cell>
              <table:table-cell office:value-type="float" office:value="14.155030774431">
                <text:p>14.155030774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.728997745766">
                <text:p>14.728997745766</text:p>
              </table:table-cell>
              <table:table-cell office:value-type="float" office:value="14.23516143901">
                <text:p>14.235161439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232855595551">
                <text:p>14.232855595551</text:p>
              </table:table-cell>
              <table:table-cell office:value-type="float" office:value="14.231237415794">
                <text:p>14.2312374157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816871800776">
                <text:p>14.816871800776</text:p>
              </table:table-cell>
              <table:table-cell office:value-type="float" office:value="14.249169723715">
                <text:p>14.2491697237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.53404800971">
                <text:p>14.53404800971</text:p>
              </table:table-cell>
              <table:table-cell office:value-type="float" office:value="14.207220087574">
                <text:p>14.2072200875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.009089004332">
                <text:p>15.009089004332</text:p>
              </table:table-cell>
              <table:table-cell office:value-type="float" office:value="14.390715622515">
                <text:p>14.3907156225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.274826112862">
                <text:p>14.274826112862</text:p>
              </table:table-cell>
              <table:table-cell office:value-type="float" office:value="14.224611778258">
                <text:p>14.2246117782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.453066028755">
                <text:p>13.453066028755</text:p>
              </table:table-cell>
              <table:table-cell office:value-type="float" office:value="14.332318775521">
                <text:p>14.3323187755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898815763981">
                <text:p>13.898815763981</text:p>
              </table:table-cell>
              <table:table-cell office:value-type="float" office:value="14.23170877515">
                <text:p>14.231708775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6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95cm" svg:y="0.316cm" chart:style-name="ch2">
          <text:p>Packet Capturing, with and without delay</text:p>
        </chart:title>
        <chart:legend chart:legend-position="end" svg:x="14.001cm" svg:y="3.952cm" style:legend-expansion="high" chart:style-name="ch3"/>
        <chart:plot-area chart:style-name="ch4" table:cell-range-address="'Each method compared'.G1:'Each method compared'.I11" chart:data-source-has-labels="both" svg:x="1.331cm" svg:y="1.275cm" svg:width="12.35cm" svg:height="6.564cm">
          <chartooo:coordinate-region svg:x="1.952cm" svg:y="1.474cm" svg:width="11.729cm" svg:height="5.718cm"/>
          <chart:axis chart:dimension="x" chart:name="primary-x" chart:style-name="ch5" chartooo:axis-type="auto">
            <chartooo:date-scale/>
            <chart:title svg:x="6.761cm" svg:y="8.019cm" chart:style-name="ch6">
              <text:p>Iperf3 run</text:p>
            </chart:title>
            <chart:categories table:cell-range-address="'Each method compared'.G2:'Each method compared'.G11"/>
          </chart:axis>
          <chart:axis chart:dimension="y" chart:name="primary-y" chart:style-name="ch7">
            <chart:title svg:x="0.451cm" svg:y="5.871cm" chart:style-name="ch8">
              <text:p>Bandwidth (Mb/s)</text:p>
            </chart:title>
            <chart:grid chart:style-name="ch9" chart:class="major"/>
          </chart:axis>
          <chart:series chart:style-name="ch10" chart:values-cell-range-address="'Each method compared'.H2:'Each method compared'.H11" chart:label-cell-address="'Each method compared'.H1:'Each method compared'.H1" chart:class="chart:bar">
            <chart:data-point chart:repeated="10"/>
          </chart:series>
          <chart:series chart:style-name="ch11" chart:values-cell-range-address="'Each method compared'.I2:'Each method compared'.I11" chart:label-cell-address="'Each method compared'.I1:'Each method compared'.I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AP</text:p>
                <draw:g>
                  <svg:desc>'Each method compared'.H1:'Each method compared'.H1</svg:desc>
                </draw:g>
              </table:table-cell>
              <table:table-cell office:value-type="string">
                <text:p>PCAP.d</text:p>
                <draw:g>
                  <svg:desc>'Each method compared'.I1:'Each method compared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ach method compared'.G2:'Each method compared'.G11</svg:desc>
                </draw:g>
              </table:table-cell>
              <table:table-cell office:value-type="float" office:value="10.573002109637">
                <text:p>10.573002109637</text:p>
                <draw:g>
                  <svg:desc>'Each method compared'.H2:'Each method compared'.H11</svg:desc>
                </draw:g>
              </table:table-cell>
              <table:table-cell office:value-type="float" office:value="10.441486918792">
                <text:p>10.441486918792</text:p>
                <draw:g>
                  <svg:desc>'Each method compared'.I2:'Each method compared'.I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.004520058929">
                <text:p>9.004520058929</text:p>
              </table:table-cell>
              <table:table-cell office:value-type="float" office:value="10.312720474347">
                <text:p>10.31272047434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.988229609158">
                <text:p>9.988229609158</text:p>
              </table:table-cell>
              <table:table-cell office:value-type="float" office:value="8.859720814059">
                <text:p>8.8597208140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805316724293">
                <text:p>8.805316724293</text:p>
              </table:table-cell>
              <table:table-cell office:value-type="float" office:value="8.468482640386">
                <text:p>8.4684826403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651172742536">
                <text:p>8.651172742536</text:p>
              </table:table-cell>
              <table:table-cell office:value-type="float" office:value="9.420618793181">
                <text:p>9.4206187931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.396383120166">
                <text:p>8.396383120166</text:p>
              </table:table-cell>
              <table:table-cell office:value-type="float" office:value="9.059245573356">
                <text:p>9.0592455733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.007217590806">
                <text:p>9.007217590806</text:p>
              </table:table-cell>
              <table:table-cell office:value-type="float" office:value="9.108779354264">
                <text:p>9.1087793542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484113621605">
                <text:p>9.484113621605</text:p>
              </table:table-cell>
              <table:table-cell office:value-type="float" office:value="9.744671910584">
                <text:p>9.7446719105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.09941492635">
                <text:p>9.09941492635</text:p>
              </table:table-cell>
              <table:table-cell office:value-type="float" office:value="9.212725538736">
                <text:p>9.2127255387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148944959245">
                <text:p>9.148944959245</text:p>
              </table:table-cell>
              <table:table-cell office:value-type="float" office:value="1.45062880468">
                <text:p>1.450628804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6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INT, with and without delay</text:p>
        </chart:title>
        <chart:legend chart:legend-position="end" svg:x="14.398cm" svg:y="3.952cm" style:legend-expansion="high" chart:style-name="ch3"/>
        <chart:plot-area chart:style-name="ch4" table:cell-range-address="'Each method compared'.J1:'Each method compared'.L11" chart:data-source-has-labels="both" svg:x="1.331cm" svg:y="1.275cm" svg:width="12.747cm" svg:height="6.564cm">
          <chartooo:coordinate-region svg:x="1.952cm" svg:y="1.474cm" svg:width="12.126cm" svg:height="5.718cm"/>
          <chart:axis chart:dimension="x" chart:name="primary-x" chart:style-name="ch5" chartooo:axis-type="auto">
            <chartooo:date-scale/>
            <chart:title svg:x="6.959cm" svg:y="8.019cm" chart:style-name="ch6">
              <text:p>Iperf3 run</text:p>
            </chart:title>
            <chart:categories table:cell-range-address="'Each method compared'.J2:'Each method compared'.J11"/>
          </chart:axis>
          <chart:axis chart:dimension="y" chart:name="primary-y" chart:style-name="ch7">
            <chart:title svg:x="0.451cm" svg:y="5.871cm" chart:style-name="ch8">
              <text:p>Bandwidth (Mb/s)</text:p>
            </chart:title>
            <chart:grid chart:style-name="ch9" chart:class="major"/>
          </chart:axis>
          <chart:series chart:style-name="ch10" chart:values-cell-range-address="'Each method compared'.K2:'Each method compared'.K11" chart:label-cell-address="'Each method compared'.K1:'Each method compared'.K1" chart:class="chart:bar">
            <chart:data-point chart:repeated="10"/>
          </chart:series>
          <chart:series chart:style-name="ch11" chart:values-cell-range-address="'Each method compared'.L2:'Each method compared'.L11" chart:label-cell-address="'Each method compared'.L1:'Each method compared'.L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</text:p>
                <draw:g>
                  <svg:desc>'Each method compared'.K1:'Each method compared'.K1</svg:desc>
                </draw:g>
              </table:table-cell>
              <table:table-cell office:value-type="string">
                <text:p>INT.d</text:p>
                <draw:g>
                  <svg:desc>'Each method compared'.L1:'Each method compared'.L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ach method compared'.J2:'Each method compared'.J11</svg:desc>
                </draw:g>
              </table:table-cell>
              <table:table-cell office:value-type="float" office:value="14.880861549285">
                <text:p>14.880861549285</text:p>
                <draw:g>
                  <svg:desc>'Each method compared'.K2:'Each method compared'.K11</svg:desc>
                </draw:g>
              </table:table-cell>
              <table:table-cell office:value-type="float" office:value="1.469225925531">
                <text:p>1.469225925531</text:p>
                <draw:g>
                  <svg:desc>'Each method compared'.L2:'Each method compared'.L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.060508994417">
                <text:p>13.060508994417</text:p>
              </table:table-cell>
              <table:table-cell office:value-type="float" office:value="15.285260213509">
                <text:p>15.2852602135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.711330045577">
                <text:p>14.711330045577</text:p>
              </table:table-cell>
              <table:table-cell office:value-type="float" office:value="15.240792811041">
                <text:p>15.2407928110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600799300067">
                <text:p>14.600799300067</text:p>
              </table:table-cell>
              <table:table-cell office:value-type="float" office:value="14.715227333002">
                <text:p>14.7152273330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711687552888">
                <text:p>14.711687552888</text:p>
              </table:table-cell>
              <table:table-cell office:value-type="float" office:value="14.94316042096">
                <text:p>14.943160420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993656201577">
                <text:p>13.993656201577</text:p>
              </table:table-cell>
              <table:table-cell office:value-type="float" office:value="15.52446443507">
                <text:p>15.524464435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957144648382">
                <text:p>13.957144648382</text:p>
              </table:table-cell>
              <table:table-cell office:value-type="float" office:value="14.607904180066">
                <text:p>14.6079041800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.538675270438">
                <text:p>14.538675270438</text:p>
              </table:table-cell>
              <table:table-cell office:value-type="float" office:value="15.230223087498">
                <text:p>15.2302230874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.45363978258">
                <text:p>14.45363978258</text:p>
              </table:table-cell>
              <table:table-cell office:value-type="float" office:value="14.837233075914">
                <text:p>14.8372330759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879040605198">
                <text:p>14.879040605198</text:p>
              </table:table-cell>
              <table:table-cell office:value-type="float" office:value="15.11030643495">
                <text:p>15.110306434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6.977cm" svg:height="15.174cm" xlink:href=".." xlink:type="simple" chart:class="chart:bar" chart:style-name="ch1">
        <chart:title svg:x="9.82cm" svg:y="0.439cm" chart:style-name="ch2">
          <text:p>CPU/Mem usage compared, all runs</text:p>
        </chart:title>
        <chart:legend chart:legend-position="end" svg:x="24.211cm" svg:y="3.553cm" style:legend-expansion="high" chart:style-name="ch3"/>
        <chart:plot-area chart:style-name="ch4" table:cell-range-address="'cpu-mem comparison'.A1:'cpu-mem comparison'.Q1 'cpu-mem comparison'.A8:'cpu-mem comparison'.Q8 'cpu-mem comparison'.A16:'cpu-mem comparison'.Q16 'cpu-mem comparison'.A24:'cpu-mem comparison'.Q24 'cpu-mem comparison'.A32:'cpu-mem comparison'.Q32 'cpu-mem comparison'.A40:'cpu-mem comparison'.Q40 'cpu-mem comparison'.A48:'cpu-mem comparison'.Q48 'cpu-mem comparison'.A56:'cpu-mem comparison'.Q56 'cpu-mem comparison'.A64:'cpu-mem comparison'.Q64 'cpu-mem comparison'.A72:'cpu-mem comparison'.Q72 'cpu-mem comparison'.A80:'cpu-mem comparison'.Q80" chart:data-source-has-labels="both" svg:x="1.55cm" svg:y="1.521cm" svg:width="22.122cm" svg:height="12.369cm">
          <chartooo:coordinate-region svg:x="2.357cm" svg:y="1.72cm" svg:width="21.315cm" svg:height="11.523cm"/>
          <chart:axis chart:dimension="x" chart:name="primary-x" chart:style-name="ch5" chartooo:axis-type="auto">
            <chartooo:date-scale/>
            <chart:title svg:x="11.866cm" svg:y="14.193cm" chart:style-name="ch6">
              <text:p>Iperf3 run</text:p>
            </chart:title>
            <chart:categories table:cell-range-address="'cpu-mem comparison'.A8:'cpu-mem comparison'.A8 'cpu-mem comparison'.A16:'cpu-mem comparison'.A16 'cpu-mem comparison'.A24:'cpu-mem comparison'.A24 'cpu-mem comparison'.A32:'cpu-mem comparison'.A32 'cpu-mem comparison'.A40:'cpu-mem comparison'.A40 'cpu-mem comparison'.A48:'cpu-mem comparison'.A48 'cpu-mem comparison'.A56:'cpu-mem comparison'.A56 'cpu-mem comparison'.A64:'cpu-mem comparison'.A64 'cpu-mem comparison'.A72:'cpu-mem comparison'.A72 'cpu-mem comparison'.A80:'cpu-mem comparison'.A80"/>
          </chart:axis>
          <chart:axis chart:dimension="y" chart:name="primary-y" chart:style-name="ch7">
            <chart:title svg:x="0.451cm" svg:y="8.318cm" chart:style-name="ch8">
              <text:p>Percent</text:p>
            </chart:title>
            <chart:grid chart:style-name="ch9" chart:class="major"/>
          </chart:axis>
          <chart:series chart:style-name="ch10" chart:values-cell-range-address="'cpu-mem comparison'.B8:'cpu-mem comparison'.B8 'cpu-mem comparison'.B16:'cpu-mem comparison'.B16 'cpu-mem comparison'.B24:'cpu-mem comparison'.B24 'cpu-mem comparison'.B32:'cpu-mem comparison'.B32 'cpu-mem comparison'.B40:'cpu-mem comparison'.B40 'cpu-mem comparison'.B48:'cpu-mem comparison'.B48 'cpu-mem comparison'.B56:'cpu-mem comparison'.B56 'cpu-mem comparison'.B64:'cpu-mem comparison'.B64 'cpu-mem comparison'.B72:'cpu-mem comparison'.B72 'cpu-mem comparison'.B80:'cpu-mem comparison'.B80" chart:label-cell-address="'cpu-mem comparison'.B1:'cpu-mem comparison'.B1" chart:class="chart:bar">
            <chart:data-point chart:repeated="10"/>
          </chart:series>
          <chart:series chart:style-name="ch11" chart:values-cell-range-address="'cpu-mem comparison'.C8:'cpu-mem comparison'.C8 'cpu-mem comparison'.C16:'cpu-mem comparison'.C16 'cpu-mem comparison'.C24:'cpu-mem comparison'.C24 'cpu-mem comparison'.C32:'cpu-mem comparison'.C32 'cpu-mem comparison'.C40:'cpu-mem comparison'.C40 'cpu-mem comparison'.C48:'cpu-mem comparison'.C48 'cpu-mem comparison'.C56:'cpu-mem comparison'.C56 'cpu-mem comparison'.C64:'cpu-mem comparison'.C64 'cpu-mem comparison'.C72:'cpu-mem comparison'.C72 'cpu-mem comparison'.C80:'cpu-mem comparison'.C80" chart:label-cell-address="'cpu-mem comparison'.C1:'cpu-mem comparison'.C1" chart:class="chart:bar">
            <chart:data-point chart:repeated="10"/>
          </chart:series>
          <chart:series chart:style-name="ch12" chart:values-cell-range-address="'cpu-mem comparison'.D8:'cpu-mem comparison'.D8 'cpu-mem comparison'.D16:'cpu-mem comparison'.D16 'cpu-mem comparison'.D24:'cpu-mem comparison'.D24 'cpu-mem comparison'.D32:'cpu-mem comparison'.D32 'cpu-mem comparison'.D40:'cpu-mem comparison'.D40 'cpu-mem comparison'.D48:'cpu-mem comparison'.D48 'cpu-mem comparison'.D56:'cpu-mem comparison'.D56 'cpu-mem comparison'.D64:'cpu-mem comparison'.D64 'cpu-mem comparison'.D72:'cpu-mem comparison'.D72 'cpu-mem comparison'.D80:'cpu-mem comparison'.D80" chart:label-cell-address="'cpu-mem comparison'.D1:'cpu-mem comparison'.D1" chart:class="chart:bar">
            <chart:data-point chart:repeated="10"/>
          </chart:series>
          <chart:series chart:style-name="ch13" chart:values-cell-range-address="'cpu-mem comparison'.E8:'cpu-mem comparison'.E8 'cpu-mem comparison'.E16:'cpu-mem comparison'.E16 'cpu-mem comparison'.E24:'cpu-mem comparison'.E24 'cpu-mem comparison'.E32:'cpu-mem comparison'.E32 'cpu-mem comparison'.E40:'cpu-mem comparison'.E40 'cpu-mem comparison'.E48:'cpu-mem comparison'.E48 'cpu-mem comparison'.E56:'cpu-mem comparison'.E56 'cpu-mem comparison'.E64:'cpu-mem comparison'.E64 'cpu-mem comparison'.E72:'cpu-mem comparison'.E72 'cpu-mem comparison'.E80:'cpu-mem comparison'.E80" chart:label-cell-address="'cpu-mem comparison'.E1:'cpu-mem comparison'.E1" chart:class="chart:bar">
            <chart:data-point chart:repeated="10"/>
          </chart:series>
          <chart:series chart:style-name="ch14" chart:values-cell-range-address="'cpu-mem comparison'.F8:'cpu-mem comparison'.F8 'cpu-mem comparison'.F16:'cpu-mem comparison'.F16 'cpu-mem comparison'.F24:'cpu-mem comparison'.F24 'cpu-mem comparison'.F32:'cpu-mem comparison'.F32 'cpu-mem comparison'.F40:'cpu-mem comparison'.F40 'cpu-mem comparison'.F48:'cpu-mem comparison'.F48 'cpu-mem comparison'.F56:'cpu-mem comparison'.F56 'cpu-mem comparison'.F64:'cpu-mem comparison'.F64 'cpu-mem comparison'.F72:'cpu-mem comparison'.F72 'cpu-mem comparison'.F80:'cpu-mem comparison'.F80" chart:label-cell-address="'cpu-mem comparison'.F1:'cpu-mem comparison'.F1" chart:class="chart:bar">
            <chart:data-point chart:repeated="10"/>
          </chart:series>
          <chart:series chart:style-name="ch15" chart:values-cell-range-address="'cpu-mem comparison'.G8:'cpu-mem comparison'.G8 'cpu-mem comparison'.G16:'cpu-mem comparison'.G16 'cpu-mem comparison'.G24:'cpu-mem comparison'.G24 'cpu-mem comparison'.G32:'cpu-mem comparison'.G32 'cpu-mem comparison'.G40:'cpu-mem comparison'.G40 'cpu-mem comparison'.G48:'cpu-mem comparison'.G48 'cpu-mem comparison'.G56:'cpu-mem comparison'.G56 'cpu-mem comparison'.G64:'cpu-mem comparison'.G64 'cpu-mem comparison'.G72:'cpu-mem comparison'.G72 'cpu-mem comparison'.G80:'cpu-mem comparison'.G80" chart:label-cell-address="'cpu-mem comparison'.G1:'cpu-mem comparison'.G1" chart:class="chart:bar">
            <chart:data-point chart:repeated="10"/>
          </chart:series>
          <chart:series chart:style-name="ch16" chart:values-cell-range-address="'cpu-mem comparison'.H8:'cpu-mem comparison'.H8 'cpu-mem comparison'.H16:'cpu-mem comparison'.H16 'cpu-mem comparison'.H24:'cpu-mem comparison'.H24 'cpu-mem comparison'.H32:'cpu-mem comparison'.H32 'cpu-mem comparison'.H40:'cpu-mem comparison'.H40 'cpu-mem comparison'.H48:'cpu-mem comparison'.H48 'cpu-mem comparison'.H56:'cpu-mem comparison'.H56 'cpu-mem comparison'.H64:'cpu-mem comparison'.H64 'cpu-mem comparison'.H72:'cpu-mem comparison'.H72 'cpu-mem comparison'.H80:'cpu-mem comparison'.H80" chart:label-cell-address="'cpu-mem comparison'.H1:'cpu-mem comparison'.H1" chart:class="chart:bar">
            <chart:data-point chart:repeated="10"/>
          </chart:series>
          <chart:series chart:style-name="ch17" chart:values-cell-range-address="'cpu-mem comparison'.I8:'cpu-mem comparison'.I8 'cpu-mem comparison'.I16:'cpu-mem comparison'.I16 'cpu-mem comparison'.I24:'cpu-mem comparison'.I24 'cpu-mem comparison'.I32:'cpu-mem comparison'.I32 'cpu-mem comparison'.I40:'cpu-mem comparison'.I40 'cpu-mem comparison'.I48:'cpu-mem comparison'.I48 'cpu-mem comparison'.I56:'cpu-mem comparison'.I56 'cpu-mem comparison'.I64:'cpu-mem comparison'.I64 'cpu-mem comparison'.I72:'cpu-mem comparison'.I72 'cpu-mem comparison'.I80:'cpu-mem comparison'.I80" chart:label-cell-address="'cpu-mem comparison'.I1:'cpu-mem comparison'.I1" chart:class="chart:bar">
            <chart:data-point chart:repeated="10"/>
          </chart:series>
          <chart:series chart:style-name="ch18" chart:values-cell-range-address="'cpu-mem comparison'.J8:'cpu-mem comparison'.J8 'cpu-mem comparison'.J16:'cpu-mem comparison'.J16 'cpu-mem comparison'.J24:'cpu-mem comparison'.J24 'cpu-mem comparison'.J32:'cpu-mem comparison'.J32 'cpu-mem comparison'.J40:'cpu-mem comparison'.J40 'cpu-mem comparison'.J48:'cpu-mem comparison'.J48 'cpu-mem comparison'.J56:'cpu-mem comparison'.J56 'cpu-mem comparison'.J64:'cpu-mem comparison'.J64 'cpu-mem comparison'.J72:'cpu-mem comparison'.J72 'cpu-mem comparison'.J80:'cpu-mem comparison'.J80" chart:label-cell-address="'cpu-mem comparison'.J1:'cpu-mem comparison'.J1" chart:class="chart:bar">
            <chart:data-point chart:repeated="10"/>
          </chart:series>
          <chart:series chart:style-name="ch19" chart:values-cell-range-address="'cpu-mem comparison'.K8:'cpu-mem comparison'.K8 'cpu-mem comparison'.K16:'cpu-mem comparison'.K16 'cpu-mem comparison'.K24:'cpu-mem comparison'.K24 'cpu-mem comparison'.K32:'cpu-mem comparison'.K32 'cpu-mem comparison'.K40:'cpu-mem comparison'.K40 'cpu-mem comparison'.K48:'cpu-mem comparison'.K48 'cpu-mem comparison'.K56:'cpu-mem comparison'.K56 'cpu-mem comparison'.K64:'cpu-mem comparison'.K64 'cpu-mem comparison'.K72:'cpu-mem comparison'.K72 'cpu-mem comparison'.K80:'cpu-mem comparison'.K80" chart:label-cell-address="'cpu-mem comparison'.K1:'cpu-mem comparison'.K1" chart:class="chart:bar">
            <chart:data-point chart:repeated="10"/>
          </chart:series>
          <chart:series chart:style-name="ch20" chart:values-cell-range-address="'cpu-mem comparison'.L8:'cpu-mem comparison'.L8 'cpu-mem comparison'.L16:'cpu-mem comparison'.L16 'cpu-mem comparison'.L24:'cpu-mem comparison'.L24 'cpu-mem comparison'.L32:'cpu-mem comparison'.L32 'cpu-mem comparison'.L40:'cpu-mem comparison'.L40 'cpu-mem comparison'.L48:'cpu-mem comparison'.L48 'cpu-mem comparison'.L56:'cpu-mem comparison'.L56 'cpu-mem comparison'.L64:'cpu-mem comparison'.L64 'cpu-mem comparison'.L72:'cpu-mem comparison'.L72 'cpu-mem comparison'.L80:'cpu-mem comparison'.L80" chart:label-cell-address="'cpu-mem comparison'.L1:'cpu-mem comparison'.L1" chart:class="chart:bar">
            <chart:data-point chart:repeated="10"/>
          </chart:series>
          <chart:series chart:style-name="ch21" chart:values-cell-range-address="'cpu-mem comparison'.M8:'cpu-mem comparison'.M8 'cpu-mem comparison'.M16:'cpu-mem comparison'.M16 'cpu-mem comparison'.M24:'cpu-mem comparison'.M24 'cpu-mem comparison'.M32:'cpu-mem comparison'.M32 'cpu-mem comparison'.M40:'cpu-mem comparison'.M40 'cpu-mem comparison'.M48:'cpu-mem comparison'.M48 'cpu-mem comparison'.M56:'cpu-mem comparison'.M56 'cpu-mem comparison'.M64:'cpu-mem comparison'.M64 'cpu-mem comparison'.M72:'cpu-mem comparison'.M72 'cpu-mem comparison'.M80:'cpu-mem comparison'.M80" chart:label-cell-address="'cpu-mem comparison'.M1:'cpu-mem comparison'.M1" chart:class="chart:bar">
            <chart:data-point chart:repeated="10"/>
          </chart:series>
          <chart:series chart:style-name="ch10" chart:values-cell-range-address="'cpu-mem comparison'.N8:'cpu-mem comparison'.N8 'cpu-mem comparison'.N16:'cpu-mem comparison'.N16 'cpu-mem comparison'.N24:'cpu-mem comparison'.N24 'cpu-mem comparison'.N32:'cpu-mem comparison'.N32 'cpu-mem comparison'.N40:'cpu-mem comparison'.N40 'cpu-mem comparison'.N48:'cpu-mem comparison'.N48 'cpu-mem comparison'.N56:'cpu-mem comparison'.N56 'cpu-mem comparison'.N64:'cpu-mem comparison'.N64 'cpu-mem comparison'.N72:'cpu-mem comparison'.N72 'cpu-mem comparison'.N80:'cpu-mem comparison'.N80" chart:label-cell-address="'cpu-mem comparison'.N1:'cpu-mem comparison'.N1" chart:class="chart:bar">
            <chart:data-point chart:repeated="10"/>
          </chart:series>
          <chart:series chart:style-name="ch11" chart:values-cell-range-address="'cpu-mem comparison'.O8:'cpu-mem comparison'.O8 'cpu-mem comparison'.O16:'cpu-mem comparison'.O16 'cpu-mem comparison'.O24:'cpu-mem comparison'.O24 'cpu-mem comparison'.O32:'cpu-mem comparison'.O32 'cpu-mem comparison'.O40:'cpu-mem comparison'.O40 'cpu-mem comparison'.O48:'cpu-mem comparison'.O48 'cpu-mem comparison'.O56:'cpu-mem comparison'.O56 'cpu-mem comparison'.O64:'cpu-mem comparison'.O64 'cpu-mem comparison'.O72:'cpu-mem comparison'.O72 'cpu-mem comparison'.O80:'cpu-mem comparison'.O80" chart:label-cell-address="'cpu-mem comparison'.O1:'cpu-mem comparison'.O1" chart:class="chart:bar">
            <chart:data-point chart:repeated="10"/>
          </chart:series>
          <chart:series chart:style-name="ch12" chart:values-cell-range-address="'cpu-mem comparison'.P8:'cpu-mem comparison'.P8 'cpu-mem comparison'.P16:'cpu-mem comparison'.P16 'cpu-mem comparison'.P24:'cpu-mem comparison'.P24 'cpu-mem comparison'.P32:'cpu-mem comparison'.P32 'cpu-mem comparison'.P40:'cpu-mem comparison'.P40 'cpu-mem comparison'.P48:'cpu-mem comparison'.P48 'cpu-mem comparison'.P56:'cpu-mem comparison'.P56 'cpu-mem comparison'.P64:'cpu-mem comparison'.P64 'cpu-mem comparison'.P72:'cpu-mem comparison'.P72 'cpu-mem comparison'.P80:'cpu-mem comparison'.P80" chart:label-cell-address="'cpu-mem comparison'.P1:'cpu-mem comparison'.P1" chart:class="chart:bar">
            <chart:data-point chart:repeated="10"/>
          </chart:series>
          <chart:series chart:style-name="ch13" chart:values-cell-range-address="'cpu-mem comparison'.Q8:'cpu-mem comparison'.Q8 'cpu-mem comparison'.Q16:'cpu-mem comparison'.Q16 'cpu-mem comparison'.Q24:'cpu-mem comparison'.Q24 'cpu-mem comparison'.Q32:'cpu-mem comparison'.Q32 'cpu-mem comparison'.Q40:'cpu-mem comparison'.Q40 'cpu-mem comparison'.Q48:'cpu-mem comparison'.Q48 'cpu-mem comparison'.Q56:'cpu-mem comparison'.Q56 'cpu-mem comparison'.Q64:'cpu-mem comparison'.Q64 'cpu-mem comparison'.Q72:'cpu-mem comparison'.Q72 'cpu-mem comparison'.Q80:'cpu-mem comparison'.Q80" chart:label-cell-address="'cpu-mem comparison'.Q1:'cpu-mem comparison'.Q1" chart:class="chart:bar">
            <chart:data-point chart:repeated="1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M.cpu1</text:p>
                <draw:g>
                  <svg:desc>'cpu-mem comparison'.B1:'cpu-mem comparison'.B1</svg:desc>
                </draw:g>
              </table:table-cell>
              <table:table-cell office:value-type="string">
                <text:p>NM.mem1</text:p>
                <draw:g>
                  <svg:desc>'cpu-mem comparison'.C1:'cpu-mem comparison'.C1</svg:desc>
                </draw:g>
              </table:table-cell>
              <table:table-cell office:value-type="string">
                <text:p>NM.cpu2</text:p>
                <draw:g>
                  <svg:desc>'cpu-mem comparison'.D1:'cpu-mem comparison'.D1</svg:desc>
                </draw:g>
              </table:table-cell>
              <table:table-cell office:value-type="string">
                <text:p>NM.mem2</text:p>
                <draw:g>
                  <svg:desc>'cpu-mem comparison'.E1:'cpu-mem comparison'.E1</svg:desc>
                </draw:g>
              </table:table-cell>
              <table:table-cell office:value-type="string">
                <text:p>HFP.cpu1</text:p>
                <draw:g>
                  <svg:desc>'cpu-mem comparison'.F1:'cpu-mem comparison'.F1</svg:desc>
                </draw:g>
              </table:table-cell>
              <table:table-cell office:value-type="string">
                <text:p>HFP.mem1</text:p>
                <draw:g>
                  <svg:desc>'cpu-mem comparison'.G1:'cpu-mem comparison'.G1</svg:desc>
                </draw:g>
              </table:table-cell>
              <table:table-cell office:value-type="string">
                <text:p>HFP.cpu2</text:p>
                <draw:g>
                  <svg:desc>'cpu-mem comparison'.H1:'cpu-mem comparison'.H1</svg:desc>
                </draw:g>
              </table:table-cell>
              <table:table-cell office:value-type="string">
                <text:p>HFP.mem2</text:p>
                <draw:g>
                  <svg:desc>'cpu-mem comparison'.I1:'cpu-mem comparison'.I1</svg:desc>
                </draw:g>
              </table:table-cell>
              <table:table-cell office:value-type="string">
                <text:p>PCAP.cpu1</text:p>
                <draw:g>
                  <svg:desc>'cpu-mem comparison'.J1:'cpu-mem comparison'.J1</svg:desc>
                </draw:g>
              </table:table-cell>
              <table:table-cell office:value-type="string">
                <text:p>PCAP.mem1</text:p>
                <draw:g>
                  <svg:desc>'cpu-mem comparison'.K1:'cpu-mem comparison'.K1</svg:desc>
                </draw:g>
              </table:table-cell>
              <table:table-cell office:value-type="string">
                <text:p>PCAP.cpu2</text:p>
                <draw:g>
                  <svg:desc>'cpu-mem comparison'.L1:'cpu-mem comparison'.L1</svg:desc>
                </draw:g>
              </table:table-cell>
              <table:table-cell office:value-type="string">
                <text:p>PCAP.mem2</text:p>
                <draw:g>
                  <svg:desc>'cpu-mem comparison'.M1:'cpu-mem comparison'.M1</svg:desc>
                </draw:g>
              </table:table-cell>
              <table:table-cell office:value-type="string">
                <text:p>INT.cpu1</text:p>
                <draw:g>
                  <svg:desc>'cpu-mem comparison'.N1:'cpu-mem comparison'.N1</svg:desc>
                </draw:g>
              </table:table-cell>
              <table:table-cell office:value-type="string">
                <text:p>INT.mem1</text:p>
                <draw:g>
                  <svg:desc>'cpu-mem comparison'.O1:'cpu-mem comparison'.O1</svg:desc>
                </draw:g>
              </table:table-cell>
              <table:table-cell office:value-type="string">
                <text:p>INT.cpu2</text:p>
                <draw:g>
                  <svg:desc>'cpu-mem comparison'.P1:'cpu-mem comparison'.P1</svg:desc>
                </draw:g>
              </table:table-cell>
              <table:table-cell office:value-type="string">
                <text:p>INT.mem2</text:p>
                <draw:g>
                  <svg:desc>'cpu-mem comparison'.Q1:'cpu-mem comparison'.Q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pu-mem comparison'.A8:'cpu-mem comparison'.A8 'cpu-mem comparison'.A16:'cpu-mem comparison'.A16 'cpu-mem comparison'.A24:'cpu-mem comparison'.A24 'cpu-mem comparison'.A32:'cpu-mem comparison'.A32 'cpu-mem comparison'.A40:'cpu-mem comparison'.A40 'cpu-mem comparison'.A48:'cpu-mem comparison'.A48 'cpu-mem comparison'.A56:'cpu-mem comparison'.A56 'cpu-mem comparison'.A64:'cpu-mem comparison'.A64 'cpu-mem comparison'.A72:'cpu-mem comparison'.A72 'cpu-mem comparison'.A80:'cpu-mem comparison'.A80</svg:desc>
                </draw:g>
              </table:table-cell>
              <table:table-cell office:value-type="float" office:value="57.7833333333333">
                <text:p>57.7833333333333</text:p>
                <draw:g>
                  <svg:desc>'cpu-mem comparison'.B8:'cpu-mem comparison'.B8 'cpu-mem comparison'.B16:'cpu-mem comparison'.B16 'cpu-mem comparison'.B24:'cpu-mem comparison'.B24 'cpu-mem comparison'.B32:'cpu-mem comparison'.B32 'cpu-mem comparison'.B40:'cpu-mem comparison'.B40 'cpu-mem comparison'.B48:'cpu-mem comparison'.B48 'cpu-mem comparison'.B56:'cpu-mem comparison'.B56 'cpu-mem comparison'.B64:'cpu-mem comparison'.B64 'cpu-mem comparison'.B72:'cpu-mem comparison'.B72 'cpu-mem comparison'.B80:'cpu-mem comparison'.B80</svg:desc>
                </draw:g>
              </table:table-cell>
              <table:table-cell office:value-type="float" office:value="0.9">
                <text:p>0.9</text:p>
                <draw:g>
                  <svg:desc>'cpu-mem comparison'.C8:'cpu-mem comparison'.C8 'cpu-mem comparison'.C16:'cpu-mem comparison'.C16 'cpu-mem comparison'.C24:'cpu-mem comparison'.C24 'cpu-mem comparison'.C32:'cpu-mem comparison'.C32 'cpu-mem comparison'.C40:'cpu-mem comparison'.C40 'cpu-mem comparison'.C48:'cpu-mem comparison'.C48 'cpu-mem comparison'.C56:'cpu-mem comparison'.C56 'cpu-mem comparison'.C64:'cpu-mem comparison'.C64 'cpu-mem comparison'.C72:'cpu-mem comparison'.C72 'cpu-mem comparison'.C80:'cpu-mem comparison'.C80</svg:desc>
                </draw:g>
              </table:table-cell>
              <table:table-cell office:value-type="float" office:value="58.8833333333333">
                <text:p>58.8833333333333</text:p>
                <draw:g>
                  <svg:desc>'cpu-mem comparison'.D8:'cpu-mem comparison'.D8 'cpu-mem comparison'.D16:'cpu-mem comparison'.D16 'cpu-mem comparison'.D24:'cpu-mem comparison'.D24 'cpu-mem comparison'.D32:'cpu-mem comparison'.D32 'cpu-mem comparison'.D40:'cpu-mem comparison'.D40 'cpu-mem comparison'.D48:'cpu-mem comparison'.D48 'cpu-mem comparison'.D56:'cpu-mem comparison'.D56 'cpu-mem comparison'.D64:'cpu-mem comparison'.D64 'cpu-mem comparison'.D72:'cpu-mem comparison'.D72 'cpu-mem comparison'.D80:'cpu-mem comparison'.D80</svg:desc>
                </draw:g>
              </table:table-cell>
              <table:table-cell office:value-type="float" office:value="0.9">
                <text:p>0.9</text:p>
                <draw:g>
                  <svg:desc>'cpu-mem comparison'.E8:'cpu-mem comparison'.E8 'cpu-mem comparison'.E16:'cpu-mem comparison'.E16 'cpu-mem comparison'.E24:'cpu-mem comparison'.E24 'cpu-mem comparison'.E32:'cpu-mem comparison'.E32 'cpu-mem comparison'.E40:'cpu-mem comparison'.E40 'cpu-mem comparison'.E48:'cpu-mem comparison'.E48 'cpu-mem comparison'.E56:'cpu-mem comparison'.E56 'cpu-mem comparison'.E64:'cpu-mem comparison'.E64 'cpu-mem comparison'.E72:'cpu-mem comparison'.E72 'cpu-mem comparison'.E80:'cpu-mem comparison'.E80</svg:desc>
                </draw:g>
              </table:table-cell>
              <table:table-cell office:value-type="float" office:value="56.0333333333333">
                <text:p>56.0333333333333</text:p>
                <draw:g>
                  <svg:desc>'cpu-mem comparison'.F8:'cpu-mem comparison'.F8 'cpu-mem comparison'.F16:'cpu-mem comparison'.F16 'cpu-mem comparison'.F24:'cpu-mem comparison'.F24 'cpu-mem comparison'.F32:'cpu-mem comparison'.F32 'cpu-mem comparison'.F40:'cpu-mem comparison'.F40 'cpu-mem comparison'.F48:'cpu-mem comparison'.F48 'cpu-mem comparison'.F56:'cpu-mem comparison'.F56 'cpu-mem comparison'.F64:'cpu-mem comparison'.F64 'cpu-mem comparison'.F72:'cpu-mem comparison'.F72 'cpu-mem comparison'.F80:'cpu-mem comparison'.F80</svg:desc>
                </draw:g>
              </table:table-cell>
              <table:table-cell office:value-type="float" office:value="0.9">
                <text:p>0.9</text:p>
                <draw:g>
                  <svg:desc>'cpu-mem comparison'.G8:'cpu-mem comparison'.G8 'cpu-mem comparison'.G16:'cpu-mem comparison'.G16 'cpu-mem comparison'.G24:'cpu-mem comparison'.G24 'cpu-mem comparison'.G32:'cpu-mem comparison'.G32 'cpu-mem comparison'.G40:'cpu-mem comparison'.G40 'cpu-mem comparison'.G48:'cpu-mem comparison'.G48 'cpu-mem comparison'.G56:'cpu-mem comparison'.G56 'cpu-mem comparison'.G64:'cpu-mem comparison'.G64 'cpu-mem comparison'.G72:'cpu-mem comparison'.G72 'cpu-mem comparison'.G80:'cpu-mem comparison'.G80</svg:desc>
                </draw:g>
              </table:table-cell>
              <table:table-cell office:value-type="float" office:value="59.95">
                <text:p>59.95</text:p>
                <draw:g>
                  <svg:desc>'cpu-mem comparison'.H8:'cpu-mem comparison'.H8 'cpu-mem comparison'.H16:'cpu-mem comparison'.H16 'cpu-mem comparison'.H24:'cpu-mem comparison'.H24 'cpu-mem comparison'.H32:'cpu-mem comparison'.H32 'cpu-mem comparison'.H40:'cpu-mem comparison'.H40 'cpu-mem comparison'.H48:'cpu-mem comparison'.H48 'cpu-mem comparison'.H56:'cpu-mem comparison'.H56 'cpu-mem comparison'.H64:'cpu-mem comparison'.H64 'cpu-mem comparison'.H72:'cpu-mem comparison'.H72 'cpu-mem comparison'.H80:'cpu-mem comparison'.H80</svg:desc>
                </draw:g>
              </table:table-cell>
              <table:table-cell office:value-type="float" office:value="0.9">
                <text:p>0.9</text:p>
                <draw:g>
                  <svg:desc>'cpu-mem comparison'.I8:'cpu-mem comparison'.I8 'cpu-mem comparison'.I16:'cpu-mem comparison'.I16 'cpu-mem comparison'.I24:'cpu-mem comparison'.I24 'cpu-mem comparison'.I32:'cpu-mem comparison'.I32 'cpu-mem comparison'.I40:'cpu-mem comparison'.I40 'cpu-mem comparison'.I48:'cpu-mem comparison'.I48 'cpu-mem comparison'.I56:'cpu-mem comparison'.I56 'cpu-mem comparison'.I64:'cpu-mem comparison'.I64 'cpu-mem comparison'.I72:'cpu-mem comparison'.I72 'cpu-mem comparison'.I80:'cpu-mem comparison'.I80</svg:desc>
                </draw:g>
              </table:table-cell>
              <table:table-cell office:value-type="float" office:value="85.8333333333333">
                <text:p>85.8333333333333</text:p>
                <draw:g>
                  <svg:desc>'cpu-mem comparison'.J8:'cpu-mem comparison'.J8 'cpu-mem comparison'.J16:'cpu-mem comparison'.J16 'cpu-mem comparison'.J24:'cpu-mem comparison'.J24 'cpu-mem comparison'.J32:'cpu-mem comparison'.J32 'cpu-mem comparison'.J40:'cpu-mem comparison'.J40 'cpu-mem comparison'.J48:'cpu-mem comparison'.J48 'cpu-mem comparison'.J56:'cpu-mem comparison'.J56 'cpu-mem comparison'.J64:'cpu-mem comparison'.J64 'cpu-mem comparison'.J72:'cpu-mem comparison'.J72 'cpu-mem comparison'.J80:'cpu-mem comparison'.J80</svg:desc>
                </draw:g>
              </table:table-cell>
              <table:table-cell office:value-type="float" office:value="0.95">
                <text:p>0.95</text:p>
                <draw:g>
                  <svg:desc>'cpu-mem comparison'.K8:'cpu-mem comparison'.K8 'cpu-mem comparison'.K16:'cpu-mem comparison'.K16 'cpu-mem comparison'.K24:'cpu-mem comparison'.K24 'cpu-mem comparison'.K32:'cpu-mem comparison'.K32 'cpu-mem comparison'.K40:'cpu-mem comparison'.K40 'cpu-mem comparison'.K48:'cpu-mem comparison'.K48 'cpu-mem comparison'.K56:'cpu-mem comparison'.K56 'cpu-mem comparison'.K64:'cpu-mem comparison'.K64 'cpu-mem comparison'.K72:'cpu-mem comparison'.K72 'cpu-mem comparison'.K80:'cpu-mem comparison'.K80</svg:desc>
                </draw:g>
              </table:table-cell>
              <table:table-cell office:value-type="float" office:value="76.6666666666667">
                <text:p>76.6666666666667</text:p>
                <draw:g>
                  <svg:desc>'cpu-mem comparison'.L8:'cpu-mem comparison'.L8 'cpu-mem comparison'.L16:'cpu-mem comparison'.L16 'cpu-mem comparison'.L24:'cpu-mem comparison'.L24 'cpu-mem comparison'.L32:'cpu-mem comparison'.L32 'cpu-mem comparison'.L40:'cpu-mem comparison'.L40 'cpu-mem comparison'.L48:'cpu-mem comparison'.L48 'cpu-mem comparison'.L56:'cpu-mem comparison'.L56 'cpu-mem comparison'.L64:'cpu-mem comparison'.L64 'cpu-mem comparison'.L72:'cpu-mem comparison'.L72 'cpu-mem comparison'.L80:'cpu-mem comparison'.L80</svg:desc>
                </draw:g>
              </table:table-cell>
              <table:table-cell office:value-type="float" office:value="0.95">
                <text:p>0.95</text:p>
                <draw:g>
                  <svg:desc>'cpu-mem comparison'.M8:'cpu-mem comparison'.M8 'cpu-mem comparison'.M16:'cpu-mem comparison'.M16 'cpu-mem comparison'.M24:'cpu-mem comparison'.M24 'cpu-mem comparison'.M32:'cpu-mem comparison'.M32 'cpu-mem comparison'.M40:'cpu-mem comparison'.M40 'cpu-mem comparison'.M48:'cpu-mem comparison'.M48 'cpu-mem comparison'.M56:'cpu-mem comparison'.M56 'cpu-mem comparison'.M64:'cpu-mem comparison'.M64 'cpu-mem comparison'.M72:'cpu-mem comparison'.M72 'cpu-mem comparison'.M80:'cpu-mem comparison'.M80</svg:desc>
                </draw:g>
              </table:table-cell>
              <table:table-cell office:value-type="float" office:value="87.15">
                <text:p>87.15</text:p>
                <draw:g>
                  <svg:desc>'cpu-mem comparison'.N8:'cpu-mem comparison'.N8 'cpu-mem comparison'.N16:'cpu-mem comparison'.N16 'cpu-mem comparison'.N24:'cpu-mem comparison'.N24 'cpu-mem comparison'.N32:'cpu-mem comparison'.N32 'cpu-mem comparison'.N40:'cpu-mem comparison'.N40 'cpu-mem comparison'.N48:'cpu-mem comparison'.N48 'cpu-mem comparison'.N56:'cpu-mem comparison'.N56 'cpu-mem comparison'.N64:'cpu-mem comparison'.N64 'cpu-mem comparison'.N72:'cpu-mem comparison'.N72 'cpu-mem comparison'.N80:'cpu-mem comparison'.N80</svg:desc>
                </draw:g>
              </table:table-cell>
              <table:table-cell office:value-type="float" office:value="0.916666666666667">
                <text:p>0.916666666666667</text:p>
                <draw:g>
                  <svg:desc>'cpu-mem comparison'.O8:'cpu-mem comparison'.O8 'cpu-mem comparison'.O16:'cpu-mem comparison'.O16 'cpu-mem comparison'.O24:'cpu-mem comparison'.O24 'cpu-mem comparison'.O32:'cpu-mem comparison'.O32 'cpu-mem comparison'.O40:'cpu-mem comparison'.O40 'cpu-mem comparison'.O48:'cpu-mem comparison'.O48 'cpu-mem comparison'.O56:'cpu-mem comparison'.O56 'cpu-mem comparison'.O64:'cpu-mem comparison'.O64 'cpu-mem comparison'.O72:'cpu-mem comparison'.O72 'cpu-mem comparison'.O80:'cpu-mem comparison'.O80</svg:desc>
                </draw:g>
              </table:table-cell>
              <table:table-cell office:value-type="float" office:value="81.1166666666667">
                <text:p>81.1166666666667</text:p>
                <draw:g>
                  <svg:desc>'cpu-mem comparison'.P8:'cpu-mem comparison'.P8 'cpu-mem comparison'.P16:'cpu-mem comparison'.P16 'cpu-mem comparison'.P24:'cpu-mem comparison'.P24 'cpu-mem comparison'.P32:'cpu-mem comparison'.P32 'cpu-mem comparison'.P40:'cpu-mem comparison'.P40 'cpu-mem comparison'.P48:'cpu-mem comparison'.P48 'cpu-mem comparison'.P56:'cpu-mem comparison'.P56 'cpu-mem comparison'.P64:'cpu-mem comparison'.P64 'cpu-mem comparison'.P72:'cpu-mem comparison'.P72 'cpu-mem comparison'.P80:'cpu-mem comparison'.P80</svg:desc>
                </draw:g>
              </table:table-cell>
              <table:table-cell office:value-type="float" office:value="0.983333333333333">
                <text:p>0.983333333333333</text:p>
                <draw:g>
                  <svg:desc>'cpu-mem comparison'.Q8:'cpu-mem comparison'.Q8 'cpu-mem comparison'.Q16:'cpu-mem comparison'.Q16 'cpu-mem comparison'.Q24:'cpu-mem comparison'.Q24 'cpu-mem comparison'.Q32:'cpu-mem comparison'.Q32 'cpu-mem comparison'.Q40:'cpu-mem comparison'.Q40 'cpu-mem comparison'.Q48:'cpu-mem comparison'.Q48 'cpu-mem comparison'.Q56:'cpu-mem comparison'.Q56 'cpu-mem comparison'.Q64:'cpu-mem comparison'.Q64 'cpu-mem comparison'.Q72:'cpu-mem comparison'.Q72 'cpu-mem comparison'.Q80:'cpu-mem comparison'.Q8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8.25">
                <text:p>58.25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8.8833333333333">
                <text:p>58.8833333333333</text:p>
              </table:table-cell>
              <table:table-cell office:value-type="float" office:value="0.9">
                <text:p>0.9</text:p>
              </table:table-cell>
              <table:table-cell office:value-type="float" office:value="62.65">
                <text:p>62.65</text:p>
              </table:table-cell>
              <table:table-cell office:value-type="float" office:value="0.9">
                <text:p>0.9</text:p>
              </table:table-cell>
              <table:table-cell office:value-type="float" office:value="83.28">
                <text:p>83.28</text:p>
              </table:table-cell>
              <table:table-cell office:value-type="float" office:value="1">
                <text:p>1</text:p>
              </table:table-cell>
              <table:table-cell office:value-type="float" office:value="71.08">
                <text:p>71.08</text:p>
              </table:table-cell>
              <table:table-cell office:value-type="float" office:value="1">
                <text:p>1</text:p>
              </table:table-cell>
              <table:table-cell office:value-type="float" office:value="82.2">
                <text:p>82.2</text:p>
              </table:table-cell>
              <table:table-cell office:value-type="float" office:value="1">
                <text:p>1</text:p>
              </table:table-cell>
              <table:table-cell office:value-type="float" office:value="73.5166666666667">
                <text:p>73.51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8.1">
                <text:p>58.1</text:p>
              </table:table-cell>
              <table:table-cell office:value-type="float" office:value="0.9">
                <text:p>0.9</text:p>
              </table:table-cell>
              <table:table-cell office:value-type="float" office:value="65.5666666666667">
                <text:p>65.5666666666667</text:p>
              </table:table-cell>
              <table:table-cell office:value-type="float" office:value="0.9">
                <text:p>0.9</text:p>
              </table:table-cell>
              <table:table-cell office:value-type="float" office:value="61.1166666666667">
                <text:p>61.1166666666667</text:p>
              </table:table-cell>
              <table:table-cell office:value-type="float" office:value="0.9">
                <text:p>0.9</text:p>
              </table:table-cell>
              <table:table-cell office:value-type="float" office:value="60.4666666666667">
                <text:p>60.4666666666667</text:p>
              </table:table-cell>
              <table:table-cell office:value-type="float" office:value="0.9">
                <text:p>0.9</text:p>
              </table:table-cell>
              <table:table-cell office:value-type="float" office:value="85.9666666666667">
                <text:p>85.9666666666667</text:p>
              </table:table-cell>
              <table:table-cell office:value-type="float" office:value="1">
                <text:p>1</text:p>
              </table:table-cell>
              <table:table-cell office:value-type="float" office:value="74.5833333333333">
                <text:p>74.5833333333333</text:p>
              </table:table-cell>
              <table:table-cell office:value-type="float" office:value="1">
                <text:p>1</text:p>
              </table:table-cell>
              <table:table-cell office:value-type="float" office:value="91.0833333333333">
                <text:p>91.0833333333333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82.2166666666667">
                <text:p>82.21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4.4666666666667">
                <text:p>64.4666666666667</text:p>
              </table:table-cell>
              <table:table-cell office:value-type="float" office:value="0.9">
                <text:p>0.9</text:p>
              </table:table-cell>
              <table:table-cell office:value-type="float" office:value="63.3333333333333">
                <text:p>63.3333333333333</text:p>
              </table:table-cell>
              <table:table-cell office:value-type="float" office:value="0.9">
                <text:p>0.9</text:p>
              </table:table-cell>
              <table:table-cell office:value-type="float" office:value="57.2166666666667">
                <text:p>57.2166666666667</text:p>
              </table:table-cell>
              <table:table-cell office:value-type="float" office:value="0.9">
                <text:p>0.9</text:p>
              </table:table-cell>
              <table:table-cell office:value-type="float" office:value="58.25">
                <text:p>58.25</text:p>
              </table:table-cell>
              <table:table-cell office:value-type="float" office:value="0.9">
                <text:p>0.9</text:p>
              </table:table-cell>
              <table:table-cell office:value-type="float" office:value="78.3833333333333">
                <text:p>78.3833333333333</text:p>
              </table:table-cell>
              <table:table-cell office:value-type="float" office:value="1">
                <text:p>1</text:p>
              </table:table-cell>
              <table:table-cell office:value-type="float" office:value="85.55">
                <text:p>85.55</text:p>
              </table:table-cell>
              <table:table-cell office:value-type="float" office:value="1">
                <text:p>1</text:p>
              </table:table-cell>
              <table:table-cell office:value-type="float" office:value="83.7">
                <text:p>83.7</text:p>
              </table:table-cell>
              <table:table-cell office:value-type="float" office:value="1.2">
                <text:p>1.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2.2166666666667">
                <text:p>62.2166666666667</text:p>
              </table:table-cell>
              <table:table-cell office:value-type="float" office:value="0.9">
                <text:p>0.9</text:p>
              </table:table-cell>
              <table:table-cell office:value-type="float" office:value="62.7">
                <text:p>62.7</text:p>
              </table:table-cell>
              <table:table-cell office:value-type="float" office:value="0.9">
                <text:p>0.9</text:p>
              </table:table-cell>
              <table:table-cell office:value-type="float" office:value="62.2333333333333">
                <text:p>62.2333333333333</text:p>
              </table:table-cell>
              <table:table-cell office:value-type="float" office:value="0.9">
                <text:p>0.9</text:p>
              </table:table-cell>
              <table:table-cell office:value-type="float" office:value="62.2333333333333">
                <text:p>62.2333333333333</text:p>
              </table:table-cell>
              <table:table-cell office:value-type="float" office:value="0.9">
                <text:p>0.9</text:p>
              </table:table-cell>
              <table:table-cell office:value-type="float" office:value="79.9">
                <text:p>79.9</text:p>
              </table:table-cell>
              <table:table-cell office:value-type="float" office:value="1">
                <text:p>1</text:p>
              </table:table-cell>
              <table:table-cell office:value-type="float" office:value="73.66">
                <text:p>73.66</text:p>
              </table:table-cell>
              <table:table-cell office:value-type="float" office:value="1">
                <text:p>1</text:p>
              </table:table-cell>
              <table:table-cell office:value-type="float" office:value="90.0333333333333">
                <text:p>90.0333333333333</text:p>
              </table:table-cell>
              <table:table-cell office:value-type="float" office:value="1.2">
                <text:p>1.2</text:p>
              </table:table-cell>
              <table:table-cell office:value-type="float" office:value="81.6">
                <text:p>81.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8.8833333333333">
                <text:p>58.8833333333333</text:p>
              </table:table-cell>
              <table:table-cell office:value-type="float" office:value="0.9">
                <text:p>0.9</text:p>
              </table:table-cell>
              <table:table-cell office:value-type="float" office:value="61.1166666666667">
                <text:p>61.1166666666667</text:p>
              </table:table-cell>
              <table:table-cell office:value-type="float" office:value="0.9">
                <text:p>0.9</text:p>
              </table:table-cell>
              <table:table-cell office:value-type="float" office:value="56.5">
                <text:p>56.5</text:p>
              </table:table-cell>
              <table:table-cell office:value-type="float" office:value="0.9">
                <text:p>0.9</text:p>
              </table:table-cell>
              <table:table-cell office:value-type="float" office:value="60.4833333333333">
                <text:p>60.4833333333333</text:p>
              </table:table-cell>
              <table:table-cell office:value-type="float" office:value="0.9">
                <text:p>0.9</text:p>
              </table:table-cell>
              <table:table-cell office:value-type="float" office:value="81.58">
                <text:p>81.58</text:p>
              </table:table-cell>
              <table:table-cell office:value-type="float" office:value="1">
                <text:p>1</text:p>
              </table:table-cell>
              <table:table-cell office:value-type="float" office:value="78.64">
                <text:p>78.64</text:p>
              </table:table-cell>
              <table:table-cell office:value-type="float" office:value="1">
                <text:p>1</text:p>
              </table:table-cell>
              <table:table-cell office:value-type="float" office:value="85.8333333333333">
                <text:p>85.8333333333333</text:p>
              </table:table-cell>
              <table:table-cell office:value-type="float" office:value="1.2">
                <text:p>1.2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1.1">
                <text:p>61.1</text:p>
              </table:table-cell>
              <table:table-cell office:value-type="float" office:value="0.9">
                <text:p>0.9</text:p>
              </table:table-cell>
              <table:table-cell office:value-type="float" office:value="61.1166666666667">
                <text:p>61.1166666666667</text:p>
              </table:table-cell>
              <table:table-cell office:value-type="float" office:value="0.9">
                <text:p>0.9</text:p>
              </table:table-cell>
              <table:table-cell office:value-type="float" office:value="62.7">
                <text:p>62.7</text:p>
              </table:table-cell>
              <table:table-cell office:value-type="float" office:value="0.9">
                <text:p>0.9</text:p>
              </table:table-cell>
              <table:table-cell office:value-type="float" office:value="78.8833333333333">
                <text:p>78.8833333333333</text:p>
              </table:table-cell>
              <table:table-cell office:value-type="float" office:value="1">
                <text:p>1</text:p>
              </table:table-cell>
              <table:table-cell office:value-type="float" office:value="78.15">
                <text:p>78.15</text:p>
              </table:table-cell>
              <table:table-cell office:value-type="float" office:value="1">
                <text:p>1</text:p>
              </table:table-cell>
              <table:table-cell office:value-type="float" office:value="87.8">
                <text:p>87.8</text:p>
              </table:table-cell>
              <table:table-cell office:value-type="float" office:value="1.2">
                <text:p>1.2</text:p>
              </table:table-cell>
              <table:table-cell office:value-type="float" office:value="84.45">
                <text:p>84.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.4333333333333">
                <text:p>54.4333333333333</text:p>
              </table:table-cell>
              <table:table-cell office:value-type="float" office:value="0.9">
                <text:p>0.9</text:p>
              </table:table-cell>
              <table:table-cell office:value-type="float" office:value="55.4">
                <text:p>55.4</text:p>
              </table:table-cell>
              <table:table-cell office:value-type="float" office:value="0.9">
                <text:p>0.9</text:p>
              </table:table-cell>
              <table:table-cell office:value-type="float" office:value="59.35">
                <text:p>59.35</text:p>
              </table:table-cell>
              <table:table-cell office:value-type="float" office:value="0.9">
                <text:p>0.9</text:p>
              </table:table-cell>
              <table:table-cell office:value-type="float" office:value="58.1166666666667">
                <text:p>58.1166666666667</text:p>
              </table:table-cell>
              <table:table-cell office:value-type="float" office:value="0.9">
                <text:p>0.9</text:p>
              </table:table-cell>
              <table:table-cell office:value-type="float" office:value="89.0166666666667">
                <text:p>89.0166666666667</text:p>
              </table:table-cell>
              <table:table-cell office:value-type="float" office:value="1">
                <text:p>1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1">
                <text:p>1</text:p>
              </table:table-cell>
              <table:table-cell office:value-type="float" office:value="89.34">
                <text:p>89.34</text:p>
              </table:table-cell>
              <table:table-cell office:value-type="float" office:value="1.2">
                <text:p>1.2</text:p>
              </table:table-cell>
              <table:table-cell office:value-type="float" office:value="81.66">
                <text:p>81.6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7.7666666666667">
                <text:p>57.7666666666667</text:p>
              </table:table-cell>
              <table:table-cell office:value-type="float" office:value="0.9">
                <text:p>0.9</text:p>
              </table:table-cell>
              <table:table-cell office:value-type="float" office:value="62.2333333333333">
                <text:p>62.2333333333333</text:p>
              </table:table-cell>
              <table:table-cell office:value-type="float" office:value="0.9">
                <text:p>0.9</text:p>
              </table:table-cell>
              <table:table-cell office:value-type="float" office:value="55.5333333333333">
                <text:p>55.5333333333333</text:p>
              </table:table-cell>
              <table:table-cell office:value-type="float" office:value="0.9">
                <text:p>0.9</text:p>
              </table:table-cell>
              <table:table-cell office:value-type="float" office:value="54.9833333333333">
                <text:p>54.9833333333333</text:p>
              </table:table-cell>
              <table:table-cell office:value-type="float" office:value="0.9">
                <text:p>0.9</text:p>
              </table:table-cell>
              <table:table-cell office:value-type="float" office:value="86.66">
                <text:p>86.66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90.15">
                <text:p>90.15</text:p>
              </table:table-cell>
              <table:table-cell office:value-type="float" office:value="1.2">
                <text:p>1.2</text:p>
              </table:table-cell>
              <table:table-cell office:value-type="float" office:value="77.7666666666667">
                <text:p>77.76666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.5333333333333">
                <text:p>61.5333333333333</text:p>
              </table:table-cell>
              <table:table-cell office:value-type="float" office:value="0.9">
                <text:p>0.9</text:p>
              </table:table-cell>
              <table:table-cell office:value-type="float" office:value="61.3833333333333">
                <text:p>61.3833333333333</text:p>
              </table:table-cell>
              <table:table-cell office:value-type="float" office:value="0.9">
                <text:p>0.9</text:p>
              </table:table-cell>
              <table:table-cell office:value-type="float" office:value="58.8666666666667">
                <text:p>58.8666666666667</text:p>
              </table:table-cell>
              <table:table-cell office:value-type="float" office:value="0.9">
                <text:p>0.9</text:p>
              </table:table-cell>
              <table:table-cell office:value-type="float" office:value="56.5833333333333">
                <text:p>56.5833333333333</text:p>
              </table:table-cell>
              <table:table-cell office:value-type="float" office:value="0.9">
                <text:p>0.9</text:p>
              </table:table-cell>
              <table:table-cell office:value-type="float" office:value="84.5833333333333">
                <text:p>84.5833333333333</text:p>
              </table:table-cell>
              <table:table-cell office:value-type="float" office:value="1">
                <text:p>1</text:p>
              </table:table-cell>
              <table:table-cell office:value-type="float" office:value="78.2166666666667">
                <text:p>78.2166666666667</text:p>
              </table:table-cell>
              <table:table-cell office:value-type="float" office:value="1">
                <text:p>1</text:p>
              </table:table-cell>
              <table:table-cell office:value-type="float" office:value="86.6833333333333">
                <text:p>86.6833333333333</text:p>
              </table:table-cell>
              <table:table-cell office:value-type="float" office:value="1.2">
                <text:p>1.2</text:p>
              </table:table-cell>
              <table:table-cell office:value-type="float" office:value="83.55">
                <text:p>83.55</text:p>
              </table:table-cell>
              <table:table-cell office:value-type="float" office:value="1.23333333333333">
                <text:p>1.2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